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9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3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0">
            <text:p>0</text:p>
          </table:table-cell>
          <table:table-cell/>
          <table:table-cell table:number-columns-repeated="12" office:value-type="float" office:value="0">
            <text:p>0</text:p>
          </table:table-cell>
          <table:table-cell/>
          <table:table-cell office:value-type="float" office:value="0.690379">
            <text:p>0.690379</text:p>
          </table:table-cell>
          <table:table-cell office:value-type="float" office:value="0.690331">
            <text:p>0.690331</text:p>
          </table:table-cell>
          <table:table-cell office:value-type="float" office:value="0.345202">
            <text:p>0.345202</text:p>
          </table:table-cell>
          <table:table-cell office:value-type="float" office:value="0.230114">
            <text:p>0.230114</text:p>
          </table:table-cell>
          <table:table-cell office:value-type="float" office:value="0.172599">
            <text:p>0.172599</text:p>
          </table:table-cell>
          <table:table-cell office:value-type="float" office:value="0.138095">
            <text:p>0.138095</text:p>
          </table:table-cell>
          <table:table-cell office:value-type="float" office:value="0.115085">
            <text:p>0.115085</text:p>
          </table:table-cell>
          <table:table-cell office:value-type="float" office:value="0.098628">
            <text:p>0.098628</text:p>
          </table:table-cell>
          <table:table-cell office:value-type="float" office:value="0.086321">
            <text:p>0.086321</text:p>
          </table:table-cell>
          <table:table-cell office:value-type="float" office:value="0.076734">
            <text:p>0.076734</text:p>
          </table:table-cell>
          <table:table-cell office:value-type="float" office:value="0.069133">
            <text:p>0.069133</text:p>
          </table:table-cell>
          <table:table-cell office:value-type="float" office:value="0.063026">
            <text:p>0.063026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office:value-type="float" office:value="0.213759">
            <text:p>0.213759</text:p>
          </table:table-cell>
          <table:table-cell office:value-type="float" office:value="0.213773">
            <text:p>0.213773</text:p>
          </table:table-cell>
          <table:table-cell office:value-type="float" office:value="0.452111">
            <text:p>0.452111</text:p>
          </table:table-cell>
          <table:table-cell office:value-type="float" office:value="0.301372">
            <text:p>0.301372</text:p>
          </table:table-cell>
          <table:table-cell office:value-type="float" office:value="0.226015">
            <text:p>0.226015</text:p>
          </table:table-cell>
          <table:table-cell office:value-type="float" office:value="0.180851">
            <text:p>0.180851</text:p>
          </table:table-cell>
          <table:table-cell office:value-type="float" office:value="0.150718">
            <text:p>0.150718</text:p>
          </table:table-cell>
          <table:table-cell office:value-type="float" office:value="0.129193">
            <text:p>0.129193</text:p>
          </table:table-cell>
          <table:table-cell office:value-type="float" office:value="0.113037">
            <text:p>0.113037</text:p>
          </table:table-cell>
          <table:table-cell office:value-type="float" office:value="0.100489">
            <text:p>0.100489</text:p>
          </table:table-cell>
          <table:table-cell office:value-type="float" office:value="0.090545">
            <text:p>0.090545</text:p>
          </table:table-cell>
          <table:table-cell office:value-type="float" office:value="0.082504">
            <text:p>0.08250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12" office:value-type="float" office:value="2">
            <text:p>2</text:p>
          </table:table-cell>
          <table:table-cell/>
          <table:table-cell office:value-type="float" office:value="0.066186">
            <text:p>0.066186</text:p>
          </table:table-cell>
          <table:table-cell office:value-type="float" office:value="0.066203">
            <text:p>0.066203</text:p>
          </table:table-cell>
          <table:table-cell office:value-type="float" office:value="0.139954">
            <text:p>0.139954</text:p>
          </table:table-cell>
          <table:table-cell office:value-type="float" office:value="0.323482">
            <text:p>0.323482</text:p>
          </table:table-cell>
          <table:table-cell office:value-type="float" office:value="0.242592">
            <text:p>0.242592</text:p>
          </table:table-cell>
          <table:table-cell office:value-type="float" office:value="0.194049">
            <text:p>0.194049</text:p>
          </table:table-cell>
          <table:table-cell office:value-type="float" office:value="0.161731">
            <text:p>0.161731</text:p>
          </table:table-cell>
          <table:table-cell office:value-type="float" office:value="0.138622">
            <text:p>0.138622</text:p>
          </table:table-cell>
          <table:table-cell office:value-type="float" office:value="0.121306">
            <text:p>0.121306</text:p>
          </table:table-cell>
          <table:table-cell office:value-type="float" office:value="0.107845">
            <text:p>0.107845</text:p>
          </table:table-cell>
          <table:table-cell office:value-type="float" office:value="0.097187">
            <text:p>0.097187</text:p>
          </table:table-cell>
          <table:table-cell office:value-type="float" office:value="0.088551">
            <text:p>0.088551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12" office:value-type="float" office:value="3">
            <text:p>3</text:p>
          </table:table-cell>
          <table:table-cell/>
          <table:table-cell office:value-type="float" office:value="0.020486">
            <text:p>0.020486</text:p>
          </table:table-cell>
          <table:table-cell office:value-type="float" office:value="0.020499">
            <text:p>0.020499</text:p>
          </table:table-cell>
          <table:table-cell office:value-type="float" office:value="0.043318">
            <text:p>0.043318</text:p>
          </table:table-cell>
          <table:table-cell office:value-type="float" office:value="0.100076">
            <text:p>0.100076</text:p>
          </table:table-cell>
          <table:table-cell office:value-type="float" office:value="0.247715">
            <text:p>0.247715</text:p>
          </table:table-cell>
          <table:table-cell office:value-type="float" office:value="0.19814">
            <text:p>0.19814</text:p>
          </table:table-cell>
          <table:table-cell office:value-type="float" office:value="0.165155">
            <text:p>0.165155</text:p>
          </table:table-cell>
          <table:table-cell office:value-type="float" office:value="0.141542">
            <text:p>0.141542</text:p>
          </table:table-cell>
          <table:table-cell office:value-type="float" office:value="0.123893">
            <text:p>0.123893</text:p>
          </table:table-cell>
          <table:table-cell office:value-type="float" office:value="0.110132">
            <text:p>0.110132</text:p>
          </table:table-cell>
          <table:table-cell office:value-type="float" office:value="0.099219">
            <text:p>0.099219</text:p>
          </table:table-cell>
          <table:table-cell office:value-type="float" office:value="0.090391">
            <text:p>0.09039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12" office:value-type="float" office:value="4">
            <text:p>4</text:p>
          </table:table-cell>
          <table:table-cell/>
          <table:table-cell office:value-type="float" office:value="0.006342">
            <text:p>0.006342</text:p>
          </table:table-cell>
          <table:table-cell office:value-type="float" office:value="0.006356">
            <text:p>0.006356</text:p>
          </table:table-cell>
          <table:table-cell office:value-type="float" office:value="0.013416">
            <text:p>0.013416</text:p>
          </table:table-cell>
          <table:table-cell office:value-type="float" office:value="0.031021">
            <text:p>0.031021</text:p>
          </table:table-cell>
          <table:table-cell office:value-type="float" office:value="0.076702">
            <text:p>0.076702</text:p>
          </table:table-cell>
          <table:table-cell office:value-type="float" office:value="0.199453">
            <text:p>0.199453</text:p>
          </table:table-cell>
          <table:table-cell office:value-type="float" office:value="0.166215">
            <text:p>0.166215</text:p>
          </table:table-cell>
          <table:table-cell office:value-type="float" office:value="0.142429">
            <text:p>0.142429</text:p>
          </table:table-cell>
          <table:table-cell office:value-type="float" office:value="0.124694">
            <text:p>0.124694</text:p>
          </table:table-cell>
          <table:table-cell office:value-type="float" office:value="0.11081">
            <text:p>0.11081</text:p>
          </table:table-cell>
          <table:table-cell office:value-type="float" office:value="0.099855">
            <text:p>0.099855</text:p>
          </table:table-cell>
          <table:table-cell office:value-type="float" office:value="0.091008">
            <text:p>0.091008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12" office:value-type="float" office:value="5">
            <text:p>5</text:p>
          </table:table-cell>
          <table:table-cell/>
          <table:table-cell office:value-type="float" office:value="0.001967">
            <text:p>0.001967</text:p>
          </table:table-cell>
          <table:table-cell office:value-type="float" office:value="0.001963">
            <text:p>0.001963</text:p>
          </table:table-cell>
          <table:table-cell office:value-type="float" office:value="0.00414">
            <text:p>0.00414</text:p>
          </table:table-cell>
          <table:table-cell office:value-type="float" office:value="0.009601">
            <text:p>0.009601</text:p>
          </table:table-cell>
          <table:table-cell office:value-type="float" office:value="0.023742">
            <text:p>0.023742</text:p>
          </table:table-cell>
          <table:table-cell office:value-type="float" office:value="0.061739">
            <text:p>0.061739</text:p>
          </table:table-cell>
          <table:table-cell office:value-type="float" office:value="0.166512">
            <text:p>0.166512</text:p>
          </table:table-cell>
          <table:table-cell office:value-type="float" office:value="0.142747">
            <text:p>0.142747</text:p>
          </table:table-cell>
          <table:table-cell office:value-type="float" office:value="0.124874">
            <text:p>0.124874</text:p>
          </table:table-cell>
          <table:table-cell office:value-type="float" office:value="0.111045">
            <text:p>0.111045</text:p>
          </table:table-cell>
          <table:table-cell office:value-type="float" office:value="0.100022">
            <text:p>0.100022</text:p>
          </table:table-cell>
          <table:table-cell office:value-type="float" office:value="0.091193">
            <text:p>0.091193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12" office:value-type="float" office:value="6">
            <text:p>6</text:p>
          </table:table-cell>
          <table:table-cell/>
          <table:table-cell office:value-type="float" office:value="0.000605">
            <text:p>0.000605</text:p>
          </table:table-cell>
          <table:table-cell office:value-type="float" office:value="0.000603">
            <text:p>0.000603</text:p>
          </table:table-cell>
          <table:table-cell office:value-type="float" office:value="0.001278">
            <text:p>0.001278</text:p>
          </table:table-cell>
          <table:table-cell office:value-type="float" office:value="0.00299">
            <text:p>0.00299</text:p>
          </table:table-cell>
          <table:table-cell office:value-type="float" office:value="0.007359">
            <text:p>0.007359</text:p>
          </table:table-cell>
          <table:table-cell office:value-type="float" office:value="0.019143">
            <text:p>0.019143</text:p>
          </table:table-cell>
          <table:table-cell office:value-type="float" office:value="0.051531">
            <text:p>0.051531</text:p>
          </table:table-cell>
          <table:table-cell office:value-type="float" office:value="0.142878">
            <text:p>0.142878</text:p>
          </table:table-cell>
          <table:table-cell office:value-type="float" office:value="0.124992">
            <text:p>0.124992</text:p>
          </table:table-cell>
          <table:table-cell office:value-type="float" office:value="0.111095">
            <text:p>0.111095</text:p>
          </table:table-cell>
          <table:table-cell office:value-type="float" office:value="0.100099">
            <text:p>0.100099</text:p>
          </table:table-cell>
          <table:table-cell office:value-type="float" office:value="0.091231">
            <text:p>0.091231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/>
          <table:table-cell office:value-type="float" office:value="0.000189">
            <text:p>0.000189</text:p>
          </table:table-cell>
          <table:table-cell office:value-type="float" office:value="0.000186">
            <text:p>0.000186</text:p>
          </table:table-cell>
          <table:table-cell office:value-type="float" office:value="0.0004">
            <text:p>0.0004</text:p>
          </table:table-cell>
          <table:table-cell office:value-type="float" office:value="0.000926">
            <text:p>0.000926</text:p>
          </table:table-cell>
          <table:table-cell office:value-type="float" office:value="0.002261">
            <text:p>0.002261</text:p>
          </table:table-cell>
          <table:table-cell office:value-type="float" office:value="0.005911">
            <text:p>0.005911</text:p>
          </table:table-cell>
          <table:table-cell office:value-type="float" office:value="0.015927">
            <text:p>0.015927</text:p>
          </table:table-cell>
          <table:table-cell office:value-type="float" office:value="0.044197">
            <text:p>0.044197</text:p>
          </table:table-cell>
          <table:table-cell office:value-type="float" office:value="0.124992">
            <text:p>0.124992</text:p>
          </table:table-cell>
          <table:table-cell office:value-type="float" office:value="0.11119">
            <text:p>0.11119</text:p>
          </table:table-cell>
          <table:table-cell office:value-type="float" office:value="0.100147">
            <text:p>0.100147</text:p>
          </table:table-cell>
          <table:table-cell office:value-type="float" office:value="0.091289">
            <text:p>0.091289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number-columns-repeated="12" office:value-type="float" office:value="8">
            <text:p>8</text:p>
          </table:table-cell>
          <table:table-cell/>
          <table:table-cell office:value-type="float" office:value="0.00006">
            <text:p>0.00006</text:p>
          </table:table-cell>
          <table:table-cell office:value-type="float" office:value="0.000059">
            <text:p>0.000059</text:p>
          </table:table-cell>
          <table:table-cell office:value-type="float" office:value="0.000126">
            <text:p>0.000126</text:p>
          </table:table-cell>
          <table:table-cell office:value-type="float" office:value="0.000287">
            <text:p>0.000287</text:p>
          </table:table-cell>
          <table:table-cell office:value-type="float" office:value="0.000701">
            <text:p>0.000701</text:p>
          </table:table-cell>
          <table:table-cell office:value-type="float" office:value="0.001815">
            <text:p>0.001815</text:p>
          </table:table-cell>
          <table:table-cell office:value-type="float" office:value="0.004928">
            <text:p>0.004928</text:p>
          </table:table-cell>
          <table:table-cell office:value-type="float" office:value="0.013682">
            <text:p>0.013682</text:p>
          </table:table-cell>
          <table:table-cell office:value-type="float" office:value="0.038699">
            <text:p>0.038699</text:p>
          </table:table-cell>
          <table:table-cell office:value-type="float" office:value="0.111198">
            <text:p>0.111198</text:p>
          </table:table-cell>
          <table:table-cell office:value-type="float" office:value="0.100149">
            <text:p>0.100149</text:p>
          </table:table-cell>
          <table:table-cell office:value-type="float" office:value="0.091253">
            <text:p>0.09125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number-columns-repeated="12" office:value-type="float" office:value="9">
            <text:p>9</text:p>
          </table:table-cell>
          <table:table-cell/>
          <table:table-cell office:value-type="float" office:value="0.000019">
            <text:p>0.000019</text:p>
          </table:table-cell>
          <table:table-cell office:value-type="float" office:value="0.000018">
            <text:p>0.000018</text:p>
          </table:table-cell>
          <table:table-cell office:value-type="float" office:value="0.000039">
            <text:p>0.000039</text:p>
          </table:table-cell>
          <table:table-cell office:value-type="float" office:value="0.000089">
            <text:p>0.000089</text:p>
          </table:table-cell>
          <table:table-cell office:value-type="float" office:value="0.00022">
            <text:p>0.00022</text:p>
          </table:table-cell>
          <table:table-cell office:value-type="float" office:value="0.000559">
            <text:p>0.000559</text:p>
          </table:table-cell>
          <table:table-cell office:value-type="float" office:value="0.001526">
            <text:p>0.001526</text:p>
          </table:table-cell>
          <table:table-cell office:value-type="float" office:value="0.004238">
            <text:p>0.004238</text:p>
          </table:table-cell>
          <table:table-cell office:value-type="float" office:value="0.011994">
            <text:p>0.011994</text:p>
          </table:table-cell>
          <table:table-cell office:value-type="float" office:value="0.034436">
            <text:p>0.034436</text:p>
          </table:table-cell>
          <table:table-cell office:value-type="float" office:value="0.100122">
            <text:p>0.100122</text:p>
          </table:table-cell>
          <table:table-cell office:value-type="float" office:value="0.091269">
            <text:p>0.091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number-columns-repeated="12" office:value-type="float" office:value="10">
            <text:p>10</text:p>
          </table:table-cell>
          <table:table-cell/>
          <table:table-cell office:value-type="float" office:value="0.000006">
            <text:p>0.000006</text:p>
          </table:table-cell>
          <table:table-cell office:value-type="float" office:value="0.000005">
            <text:p>0.000005</text:p>
          </table:table-cell>
          <table:table-cell office:value-type="float" office:value="0.000011">
            <text:p>0.000011</text:p>
          </table:table-cell>
          <table:table-cell office:value-type="float" office:value="0.000028">
            <text:p>0.000028</text:p>
          </table:table-cell>
          <table:table-cell office:value-type="float" office:value="0.000068">
            <text:p>0.000068</text:p>
          </table:table-cell>
          <table:table-cell office:value-type="float" office:value="0.000173">
            <text:p>0.000173</text:p>
          </table:table-cell>
          <table:table-cell office:value-type="float" office:value="0.000476">
            <text:p>0.000476</text:p>
          </table:table-cell>
          <table:table-cell office:value-type="float" office:value="0.001308">
            <text:p>0.001308</text:p>
          </table:table-cell>
          <table:table-cell office:value-type="float" office:value="0.003703">
            <text:p>0.003703</text:p>
          </table:table-cell>
          <table:table-cell office:value-type="float" office:value="0.010686">
            <text:p>0.010686</text:p>
          </table:table-cell>
          <table:table-cell office:value-type="float" office:value="0.030975">
            <text:p>0.030975</text:p>
          </table:table-cell>
          <table:table-cell office:value-type="float" office:value="0.091248">
            <text:p>0.0912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number-columns-repeated="12" office:value-type="float" office:value="11">
            <text:p>11</text:p>
          </table:table-cell>
          <table:table-cell/>
          <table:table-cell office:value-type="float" office:value="0.000001">
            <text:p>0.000001</text:p>
          </table:table-cell>
          <table:table-cell office:value-type="float" office:value="0.000002">
            <text:p>0.000002</text:p>
          </table:table-cell>
          <table:table-cell office:value-type="float" office:value="0.000003">
            <text:p>0.000003</text:p>
          </table:table-cell>
          <table:table-cell office:value-type="float" office:value="0.000009">
            <text:p>0.000009</text:p>
          </table:table-cell>
          <table:table-cell office:value-type="float" office:value="0.00002">
            <text:p>0.00002</text:p>
          </table:table-cell>
          <table:table-cell office:value-type="float" office:value="0.000055">
            <text:p>0.000055</text:p>
          </table:table-cell>
          <table:table-cell office:value-type="float" office:value="0.000148">
            <text:p>0.000148</text:p>
          </table:table-cell>
          <table:table-cell office:value-type="float" office:value="0.000407">
            <text:p>0.000407</text:p>
          </table:table-cell>
          <table:table-cell office:value-type="float" office:value="0.001142">
            <text:p>0.001142</text:p>
          </table:table-cell>
          <table:table-cell office:value-type="float" office:value="0.003308">
            <text:p>0.003308</text:p>
          </table:table-cell>
          <table:table-cell office:value-type="float" office:value="0.009582">
            <text:p>0.009582</text:p>
          </table:table-cell>
          <table:table-cell office:value-type="float" office:value="0.028289">
            <text:p>0.028289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[.P3]*[.C3]" office:value-type="float" office:value="0">
            <text:p>0</text:p>
          </table:table-cell>
          <table:table-cell table:formula="of:=[.Q3]*[.D3]" office:value-type="float" office:value="0">
            <text:p>0</text:p>
          </table:table-cell>
          <table:table-cell table:formula="of:=[.R3]*[.E3]" office:value-type="float" office:value="0">
            <text:p>0</text:p>
          </table:table-cell>
          <table:table-cell table:formula="of:=[.S3]*[.F3]" office:value-type="float" office:value="0">
            <text:p>0</text:p>
          </table:table-cell>
          <table:table-cell table:formula="of:=[.T3]*[.G3]" office:value-type="float" office:value="0">
            <text:p>0</text:p>
          </table:table-cell>
          <table:table-cell table:formula="of:=[.U3]*[.H3]" office:value-type="float" office:value="0">
            <text:p>0</text:p>
          </table:table-cell>
          <table:table-cell table:formula="of:=[.V3]*[.I3]" office:value-type="float" office:value="0">
            <text:p>0</text:p>
          </table:table-cell>
          <table:table-cell table:formula="of:=[.W3]*[.J3]" office:value-type="float" office:value="0">
            <text:p>0</text:p>
          </table:table-cell>
          <table:table-cell table:formula="of:=[.X3]*[.K3]" office:value-type="float" office:value="0">
            <text:p>0</text:p>
          </table:table-cell>
          <table:table-cell table:formula="of:=[.Y3]*[.L3]" office:value-type="float" office:value="0">
            <text:p>0</text:p>
          </table:table-cell>
          <table:table-cell table:formula="of:=[.Z3]*[.M3]" office:value-type="float" office:value="0">
            <text:p>0</text:p>
          </table:table-cell>
          <table:table-cell table:formula="of:=[.AA3]*[.N3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4]*[.C4]" office:value-type="float" office:value="0.213759">
            <text:p>0.213759</text:p>
          </table:table-cell>
          <table:table-cell table:formula="of:=[.Q4]*[.D4]" office:value-type="float" office:value="0.213773">
            <text:p>0.213773</text:p>
          </table:table-cell>
          <table:table-cell table:formula="of:=[.R4]*[.E4]" office:value-type="float" office:value="0.452111">
            <text:p>0.452111</text:p>
          </table:table-cell>
          <table:table-cell table:formula="of:=[.S4]*[.F4]" office:value-type="float" office:value="0.301372">
            <text:p>0.301372</text:p>
          </table:table-cell>
          <table:table-cell table:formula="of:=[.T4]*[.G4]" office:value-type="float" office:value="0.226015">
            <text:p>0.226015</text:p>
          </table:table-cell>
          <table:table-cell table:formula="of:=[.U4]*[.H4]" office:value-type="float" office:value="0.180851">
            <text:p>0.180851</text:p>
          </table:table-cell>
          <table:table-cell table:formula="of:=[.V4]*[.I4]" office:value-type="float" office:value="0.150718">
            <text:p>0.150718</text:p>
          </table:table-cell>
          <table:table-cell table:formula="of:=[.W4]*[.J4]" office:value-type="float" office:value="0.129193">
            <text:p>0.129193</text:p>
          </table:table-cell>
          <table:table-cell table:formula="of:=[.X4]*[.K4]" office:value-type="float" office:value="0.113037">
            <text:p>0.113037</text:p>
          </table:table-cell>
          <table:table-cell table:formula="of:=[.Y4]*[.L4]" office:value-type="float" office:value="0.100489">
            <text:p>0.100489</text:p>
          </table:table-cell>
          <table:table-cell table:formula="of:=[.Z4]*[.M4]" office:value-type="float" office:value="0.090545">
            <text:p>0.090545</text:p>
          </table:table-cell>
          <table:table-cell table:formula="of:=[.AA4]*[.N4]" office:value-type="float" office:value="0.082504">
            <text:p>0.08250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5]*[.C5]" office:value-type="float" office:value="0.132372">
            <text:p>0.132372</text:p>
          </table:table-cell>
          <table:table-cell table:formula="of:=[.Q5]*[.D5]" office:value-type="float" office:value="0.132406">
            <text:p>0.132406</text:p>
          </table:table-cell>
          <table:table-cell table:formula="of:=[.R5]*[.E5]" office:value-type="float" office:value="0.279908">
            <text:p>0.279908</text:p>
          </table:table-cell>
          <table:table-cell table:formula="of:=[.S5]*[.F5]" office:value-type="float" office:value="0.646964">
            <text:p>0.646964</text:p>
          </table:table-cell>
          <table:table-cell table:formula="of:=[.T5]*[.G5]" office:value-type="float" office:value="0.485184">
            <text:p>0.485184</text:p>
          </table:table-cell>
          <table:table-cell table:formula="of:=[.U5]*[.H5]" office:value-type="float" office:value="0.388098">
            <text:p>0.388098</text:p>
          </table:table-cell>
          <table:table-cell table:formula="of:=[.V5]*[.I5]" office:value-type="float" office:value="0.323462">
            <text:p>0.323462</text:p>
          </table:table-cell>
          <table:table-cell table:formula="of:=[.W5]*[.J5]" office:value-type="float" office:value="0.277244">
            <text:p>0.277244</text:p>
          </table:table-cell>
          <table:table-cell table:formula="of:=[.X5]*[.K5]" office:value-type="float" office:value="0.242612">
            <text:p>0.242612</text:p>
          </table:table-cell>
          <table:table-cell table:formula="of:=[.Y5]*[.L5]" office:value-type="float" office:value="0.21569">
            <text:p>0.21569</text:p>
          </table:table-cell>
          <table:table-cell table:formula="of:=[.Z5]*[.M5]" office:value-type="float" office:value="0.194374">
            <text:p>0.194374</text:p>
          </table:table-cell>
          <table:table-cell table:formula="of:=[.AA5]*[.N5]" office:value-type="float" office:value="0.177102">
            <text:p>0.17710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6]*[.C6]" office:value-type="float" office:value="0.061458">
            <text:p>0.061458</text:p>
          </table:table-cell>
          <table:table-cell table:formula="of:=[.Q6]*[.D6]" office:value-type="float" office:value="0.061497">
            <text:p>0.061497</text:p>
          </table:table-cell>
          <table:table-cell table:formula="of:=[.R6]*[.E6]" office:value-type="float" office:value="0.129954">
            <text:p>0.129954</text:p>
          </table:table-cell>
          <table:table-cell table:formula="of:=[.S6]*[.F6]" office:value-type="float" office:value="0.300228">
            <text:p>0.300228</text:p>
          </table:table-cell>
          <table:table-cell table:formula="of:=[.T6]*[.G6]" office:value-type="float" office:value="0.743145">
            <text:p>0.743145</text:p>
          </table:table-cell>
          <table:table-cell table:formula="of:=[.U6]*[.H6]" office:value-type="float" office:value="0.59442">
            <text:p>0.59442</text:p>
          </table:table-cell>
          <table:table-cell table:formula="of:=[.V6]*[.I6]" office:value-type="float" office:value="0.495465">
            <text:p>0.495465</text:p>
          </table:table-cell>
          <table:table-cell table:formula="of:=[.W6]*[.J6]" office:value-type="float" office:value="0.424626">
            <text:p>0.424626</text:p>
          </table:table-cell>
          <table:table-cell table:formula="of:=[.X6]*[.K6]" office:value-type="float" office:value="0.371679">
            <text:p>0.371679</text:p>
          </table:table-cell>
          <table:table-cell table:formula="of:=[.Y6]*[.L6]" office:value-type="float" office:value="0.330396">
            <text:p>0.330396</text:p>
          </table:table-cell>
          <table:table-cell table:formula="of:=[.Z6]*[.M6]" office:value-type="float" office:value="0.297657">
            <text:p>0.297657</text:p>
          </table:table-cell>
          <table:table-cell table:formula="of:=[.AA6]*[.N6]" office:value-type="float" office:value="0.271173">
            <text:p>0.27117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7]*[.C7]" office:value-type="float" office:value="0.025368">
            <text:p>0.025368</text:p>
          </table:table-cell>
          <table:table-cell table:formula="of:=[.Q7]*[.D7]" office:value-type="float" office:value="0.025424">
            <text:p>0.025424</text:p>
          </table:table-cell>
          <table:table-cell table:formula="of:=[.R7]*[.E7]" office:value-type="float" office:value="0.053664">
            <text:p>0.053664</text:p>
          </table:table-cell>
          <table:table-cell table:formula="of:=[.S7]*[.F7]" office:value-type="float" office:value="0.124084">
            <text:p>0.124084</text:p>
          </table:table-cell>
          <table:table-cell table:formula="of:=[.T7]*[.G7]" office:value-type="float" office:value="0.306808">
            <text:p>0.306808</text:p>
          </table:table-cell>
          <table:table-cell table:formula="of:=[.U7]*[.H7]" office:value-type="float" office:value="0.797812">
            <text:p>0.797812</text:p>
          </table:table-cell>
          <table:table-cell table:formula="of:=[.V7]*[.I7]" office:value-type="float" office:value="0.66486">
            <text:p>0.66486</text:p>
          </table:table-cell>
          <table:table-cell table:formula="of:=[.W7]*[.J7]" office:value-type="float" office:value="0.569716">
            <text:p>0.569716</text:p>
          </table:table-cell>
          <table:table-cell table:formula="of:=[.X7]*[.K7]" office:value-type="float" office:value="0.498776">
            <text:p>0.498776</text:p>
          </table:table-cell>
          <table:table-cell table:formula="of:=[.Y7]*[.L7]" office:value-type="float" office:value="0.44324">
            <text:p>0.44324</text:p>
          </table:table-cell>
          <table:table-cell table:formula="of:=[.Z7]*[.M7]" office:value-type="float" office:value="0.39942">
            <text:p>0.39942</text:p>
          </table:table-cell>
          <table:table-cell table:formula="of:=[.AA7]*[.N7]" office:value-type="float" office:value="0.364032">
            <text:p>0.36403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8]*[.C8]" office:value-type="float" office:value="0.009835">
            <text:p>0.009835</text:p>
          </table:table-cell>
          <table:table-cell table:formula="of:=[.Q8]*[.D8]" office:value-type="float" office:value="0.009815">
            <text:p>0.009815</text:p>
          </table:table-cell>
          <table:table-cell table:formula="of:=[.R8]*[.E8]" office:value-type="float" office:value="0.0207">
            <text:p>0.0207</text:p>
          </table:table-cell>
          <table:table-cell table:formula="of:=[.S8]*[.F8]" office:value-type="float" office:value="0.048005">
            <text:p>0.048005</text:p>
          </table:table-cell>
          <table:table-cell table:formula="of:=[.T8]*[.G8]" office:value-type="float" office:value="0.11871">
            <text:p>0.11871</text:p>
          </table:table-cell>
          <table:table-cell table:formula="of:=[.U8]*[.H8]" office:value-type="float" office:value="0.308695">
            <text:p>0.308695</text:p>
          </table:table-cell>
          <table:table-cell table:formula="of:=[.V8]*[.I8]" office:value-type="float" office:value="0.83256">
            <text:p>0.83256</text:p>
          </table:table-cell>
          <table:table-cell table:formula="of:=[.W8]*[.J8]" office:value-type="float" office:value="0.713735">
            <text:p>0.713735</text:p>
          </table:table-cell>
          <table:table-cell table:formula="of:=[.X8]*[.K8]" office:value-type="float" office:value="0.62437">
            <text:p>0.62437</text:p>
          </table:table-cell>
          <table:table-cell table:formula="of:=[.Y8]*[.L8]" office:value-type="float" office:value="0.555225">
            <text:p>0.555225</text:p>
          </table:table-cell>
          <table:table-cell table:formula="of:=[.Z8]*[.M8]" office:value-type="float" office:value="0.50011">
            <text:p>0.50011</text:p>
          </table:table-cell>
          <table:table-cell table:formula="of:=[.AA8]*[.N8]" office:value-type="float" office:value="0.455965">
            <text:p>0.45596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9]*[.C9]" office:value-type="float" office:value="0.00363">
            <text:p>0.00363</text:p>
          </table:table-cell>
          <table:table-cell table:formula="of:=[.Q9]*[.D9]" office:value-type="float" office:value="0.003618">
            <text:p>0.003618</text:p>
          </table:table-cell>
          <table:table-cell table:formula="of:=[.R9]*[.E9]" office:value-type="float" office:value="0.007668">
            <text:p>0.007668</text:p>
          </table:table-cell>
          <table:table-cell table:formula="of:=[.S9]*[.F9]" office:value-type="float" office:value="0.01794">
            <text:p>0.01794</text:p>
          </table:table-cell>
          <table:table-cell table:formula="of:=[.T9]*[.G9]" office:value-type="float" office:value="0.044154">
            <text:p>0.044154</text:p>
          </table:table-cell>
          <table:table-cell table:formula="of:=[.U9]*[.H9]" office:value-type="float" office:value="0.114858">
            <text:p>0.114858</text:p>
          </table:table-cell>
          <table:table-cell table:formula="of:=[.V9]*[.I9]" office:value-type="float" office:value="0.309186">
            <text:p>0.309186</text:p>
          </table:table-cell>
          <table:table-cell table:formula="of:=[.W9]*[.J9]" office:value-type="float" office:value="0.857268">
            <text:p>0.857268</text:p>
          </table:table-cell>
          <table:table-cell table:formula="of:=[.X9]*[.K9]" office:value-type="float" office:value="0.749952">
            <text:p>0.749952</text:p>
          </table:table-cell>
          <table:table-cell table:formula="of:=[.Y9]*[.L9]" office:value-type="float" office:value="0.66657">
            <text:p>0.66657</text:p>
          </table:table-cell>
          <table:table-cell table:formula="of:=[.Z9]*[.M9]" office:value-type="float" office:value="0.600594">
            <text:p>0.600594</text:p>
          </table:table-cell>
          <table:table-cell table:formula="of:=[.AA9]*[.N9]" office:value-type="float" office:value="0.547386">
            <text:p>0.54738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0]*[.C10]" office:value-type="float" office:value="0.001323">
            <text:p>0.001323</text:p>
          </table:table-cell>
          <table:table-cell table:formula="of:=[.Q10]*[.D10]" office:value-type="float" office:value="0.001302">
            <text:p>0.001302</text:p>
          </table:table-cell>
          <table:table-cell table:formula="of:=[.R10]*[.E10]" office:value-type="float" office:value="0.0028">
            <text:p>0.0028</text:p>
          </table:table-cell>
          <table:table-cell table:formula="of:=[.S10]*[.F10]" office:value-type="float" office:value="0.006482">
            <text:p>0.006482</text:p>
          </table:table-cell>
          <table:table-cell table:formula="of:=[.T10]*[.G10]" office:value-type="float" office:value="0.015827">
            <text:p>0.015827</text:p>
          </table:table-cell>
          <table:table-cell table:formula="of:=[.U10]*[.H10]" office:value-type="float" office:value="0.041377">
            <text:p>0.041377</text:p>
          </table:table-cell>
          <table:table-cell table:formula="of:=[.V10]*[.I10]" office:value-type="float" office:value="0.111489">
            <text:p>0.111489</text:p>
          </table:table-cell>
          <table:table-cell table:formula="of:=[.W10]*[.J10]" office:value-type="float" office:value="0.309379">
            <text:p>0.309379</text:p>
          </table:table-cell>
          <table:table-cell table:formula="of:=[.X10]*[.K10]" office:value-type="float" office:value="0.874944">
            <text:p>0.874944</text:p>
          </table:table-cell>
          <table:table-cell table:formula="of:=[.Y10]*[.L10]" office:value-type="float" office:value="0.77833">
            <text:p>0.77833</text:p>
          </table:table-cell>
          <table:table-cell table:formula="of:=[.Z10]*[.M10]" office:value-type="float" office:value="0.701029">
            <text:p>0.701029</text:p>
          </table:table-cell>
          <table:table-cell table:formula="of:=[.AA10]*[.N10]" office:value-type="float" office:value="0.639023">
            <text:p>0.63902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1]*[.C11]" office:value-type="float" office:value="0.00048">
            <text:p>0.00048</text:p>
          </table:table-cell>
          <table:table-cell table:formula="of:=[.Q11]*[.D11]" office:value-type="float" office:value="0.000472">
            <text:p>0.000472</text:p>
          </table:table-cell>
          <table:table-cell table:formula="of:=[.R11]*[.E11]" office:value-type="float" office:value="0.001008">
            <text:p>0.001008</text:p>
          </table:table-cell>
          <table:table-cell table:formula="of:=[.S11]*[.F11]" office:value-type="float" office:value="0.002296">
            <text:p>0.002296</text:p>
          </table:table-cell>
          <table:table-cell table:formula="of:=[.T11]*[.G11]" office:value-type="float" office:value="0.005608">
            <text:p>0.005608</text:p>
          </table:table-cell>
          <table:table-cell table:formula="of:=[.U11]*[.H11]" office:value-type="float" office:value="0.01452">
            <text:p>0.01452</text:p>
          </table:table-cell>
          <table:table-cell table:formula="of:=[.V11]*[.I11]" office:value-type="float" office:value="0.039424">
            <text:p>0.039424</text:p>
          </table:table-cell>
          <table:table-cell table:formula="of:=[.W11]*[.J11]" office:value-type="float" office:value="0.109456">
            <text:p>0.109456</text:p>
          </table:table-cell>
          <table:table-cell table:formula="of:=[.X11]*[.K11]" office:value-type="float" office:value="0.309592">
            <text:p>0.309592</text:p>
          </table:table-cell>
          <table:table-cell table:formula="of:=[.Y11]*[.L11]" office:value-type="float" office:value="0.889584">
            <text:p>0.889584</text:p>
          </table:table-cell>
          <table:table-cell table:formula="of:=[.Z11]*[.M11]" office:value-type="float" office:value="0.801192">
            <text:p>0.801192</text:p>
          </table:table-cell>
          <table:table-cell table:formula="of:=[.AA11]*[.N11]" office:value-type="float" office:value="0.730024">
            <text:p>0.7300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2]*[.C12]" office:value-type="float" office:value="0.000171">
            <text:p>0.000171</text:p>
          </table:table-cell>
          <table:table-cell table:formula="of:=[.Q12]*[.D12]" office:value-type="float" office:value="0.000162">
            <text:p>0.000162</text:p>
          </table:table-cell>
          <table:table-cell table:formula="of:=[.R12]*[.E12]" office:value-type="float" office:value="0.000351">
            <text:p>0.000351</text:p>
          </table:table-cell>
          <table:table-cell table:formula="of:=[.S12]*[.F12]" office:value-type="float" office:value="0.000801">
            <text:p>0.000801</text:p>
          </table:table-cell>
          <table:table-cell table:formula="of:=[.T12]*[.G12]" office:value-type="float" office:value="0.00198">
            <text:p>0.00198</text:p>
          </table:table-cell>
          <table:table-cell table:formula="of:=[.U12]*[.H12]" office:value-type="float" office:value="0.005031">
            <text:p>0.005031</text:p>
          </table:table-cell>
          <table:table-cell table:formula="of:=[.V12]*[.I12]" office:value-type="float" office:value="0.013734">
            <text:p>0.013734</text:p>
          </table:table-cell>
          <table:table-cell table:formula="of:=[.W12]*[.J12]" office:value-type="float" office:value="0.038142">
            <text:p>0.038142</text:p>
          </table:table-cell>
          <table:table-cell table:formula="of:=[.X12]*[.K12]" office:value-type="float" office:value="0.107946">
            <text:p>0.107946</text:p>
          </table:table-cell>
          <table:table-cell table:formula="of:=[.Y12]*[.L12]" office:value-type="float" office:value="0.309924">
            <text:p>0.309924</text:p>
          </table:table-cell>
          <table:table-cell table:formula="of:=[.Z12]*[.M12]" office:value-type="float" office:value="0.901098">
            <text:p>0.901098</text:p>
          </table:table-cell>
          <table:table-cell table:formula="of:=[.AA12]*[.N12]" office:value-type="float" office:value="0.821421">
            <text:p>0.82142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3]*[.C13]" office:value-type="float" office:value="0.00006">
            <text:p>0.00006</text:p>
          </table:table-cell>
          <table:table-cell table:formula="of:=[.Q13]*[.D13]" office:value-type="float" office:value="0.00005">
            <text:p>0.00005</text:p>
          </table:table-cell>
          <table:table-cell table:formula="of:=[.R13]*[.E13]" office:value-type="float" office:value="0.00011">
            <text:p>0.00011</text:p>
          </table:table-cell>
          <table:table-cell table:formula="of:=[.S13]*[.F13]" office:value-type="float" office:value="0.00028">
            <text:p>0.00028</text:p>
          </table:table-cell>
          <table:table-cell table:formula="of:=[.T13]*[.G13]" office:value-type="float" office:value="0.00068">
            <text:p>0.00068</text:p>
          </table:table-cell>
          <table:table-cell table:formula="of:=[.U13]*[.H13]" office:value-type="float" office:value="0.00173">
            <text:p>0.00173</text:p>
          </table:table-cell>
          <table:table-cell table:formula="of:=[.V13]*[.I13]" office:value-type="float" office:value="0.00476">
            <text:p>0.00476</text:p>
          </table:table-cell>
          <table:table-cell table:formula="of:=[.W13]*[.J13]" office:value-type="float" office:value="0.01308">
            <text:p>0.01308</text:p>
          </table:table-cell>
          <table:table-cell table:formula="of:=[.X13]*[.K13]" office:value-type="float" office:value="0.03703">
            <text:p>0.03703</text:p>
          </table:table-cell>
          <table:table-cell table:formula="of:=[.Y13]*[.L13]" office:value-type="float" office:value="0.10686">
            <text:p>0.10686</text:p>
          </table:table-cell>
          <table:table-cell table:formula="of:=[.Z13]*[.M13]" office:value-type="float" office:value="0.30975">
            <text:p>0.30975</text:p>
          </table:table-cell>
          <table:table-cell table:formula="of:=[.AA13]*[.N13]" office:value-type="float" office:value="0.91248">
            <text:p>0.9124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4]*[.C14]" office:value-type="float" office:value="0.000011">
            <text:p>0.000011</text:p>
          </table:table-cell>
          <table:table-cell table:formula="of:=[.Q14]*[.D14]" office:value-type="float" office:value="0.000022">
            <text:p>0.000022</text:p>
          </table:table-cell>
          <table:table-cell table:formula="of:=[.R14]*[.E14]" office:value-type="float" office:value="0.000033">
            <text:p>0.000033</text:p>
          </table:table-cell>
          <table:table-cell table:formula="of:=[.S14]*[.F14]" office:value-type="float" office:value="0.000099">
            <text:p>0.000099</text:p>
          </table:table-cell>
          <table:table-cell table:formula="of:=[.T14]*[.G14]" office:value-type="float" office:value="0.00022">
            <text:p>0.00022</text:p>
          </table:table-cell>
          <table:table-cell table:formula="of:=[.U14]*[.H14]" office:value-type="float" office:value="0.000605">
            <text:p>0.000605</text:p>
          </table:table-cell>
          <table:table-cell table:formula="of:=[.V14]*[.I14]" office:value-type="float" office:value="0.001628">
            <text:p>0.001628</text:p>
          </table:table-cell>
          <table:table-cell table:formula="of:=[.W14]*[.J14]" office:value-type="float" office:value="0.004477">
            <text:p>0.004477</text:p>
          </table:table-cell>
          <table:table-cell table:formula="of:=[.X14]*[.K14]" office:value-type="float" office:value="0.012562">
            <text:p>0.012562</text:p>
          </table:table-cell>
          <table:table-cell table:formula="of:=[.Y14]*[.L14]" office:value-type="float" office:value="0.036388">
            <text:p>0.036388</text:p>
          </table:table-cell>
          <table:table-cell table:formula="of:=[.Z14]*[.M14]" office:value-type="float" office:value="0.105402">
            <text:p>0.105402</text:p>
          </table:table-cell>
          <table:table-cell table:formula="of:=[.AA14]*[.N14]" office:value-type="float" office:value="0.311179">
            <text:p>0.311179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2">
          <table:table-cell table:number-columns-repeated="27"/>
        </table:table-row>
        <table:table-row table:style-name="ro1">
          <table:table-cell/>
          <table:table-cell office:value-type="string">
            <text:p>E_N(K)</text:p>
          </table:table-cell>
          <table:table-cell table:formula="of:=SUM([.C18:.C29])" office:value-type="float" office:value="0.448467">
            <text:p>0.448467</text:p>
          </table:table-cell>
          <table:table-cell table:formula="of:=SUM([.D18:.D29])" office:value-type="float" office:value="0.448541">
            <text:p>0.448541</text:p>
          </table:table-cell>
          <table:table-cell table:formula="of:=SUM([.E18:.E29])" office:value-type="float" office:value="0.948307">
            <text:p>0.948307</text:p>
          </table:table-cell>
          <table:table-cell table:formula="of:=SUM([.F18:.F29])" office:value-type="float" office:value="1.448551">
            <text:p>1.448551</text:p>
          </table:table-cell>
          <table:table-cell table:formula="of:=SUM([.G18:.G29])" office:value-type="float" office:value="1.948331">
            <text:p>1.948331</text:p>
          </table:table-cell>
          <table:table-cell table:formula="of:=SUM([.H18:.H29])" office:value-type="float" office:value="2.447997">
            <text:p>2.447997</text:p>
          </table:table-cell>
          <table:table-cell table:formula="of:=SUM([.I18:.I29])" office:value-type="float" office:value="2.947286">
            <text:p>2.947286</text:p>
          </table:table-cell>
          <table:table-cell table:formula="of:=SUM([.J18:.J29])" office:value-type="float" office:value="3.446316">
            <text:p>3.446316</text:p>
          </table:table-cell>
          <table:table-cell table:formula="of:=SUM([.K18:.K29])" office:value-type="float" office:value="3.9425">
            <text:p>3.9425</text:p>
          </table:table-cell>
          <table:table-cell table:formula="of:=SUM([.L18:.L29])" office:value-type="float" office:value="4.432696">
            <text:p>4.432696</text:p>
          </table:table-cell>
          <table:table-cell table:formula="of:=SUM([.M18:.M29])" office:value-type="float" office:value="4.901171">
            <text:p>4.901171</text:p>
          </table:table-cell>
          <table:table-cell table:formula="of:=SUM([.N18:.N29])" office:value-type="float" office:value="5.312289">
            <text:p>5.31228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</text:p>
          </table:table-cell>
          <table:table-cell table:number-columns-repeated="12"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</text:p>
          </table:table-cell>
          <table:table-cell table:formula="of:=[.C33]*(1-[.P14])" office:value-type="float" office:value="2.999997">
            <text:p>2.999997</text:p>
          </table:table-cell>
          <table:table-cell table:formula="of:=[.D33]*(1-[.Q14])" office:value-type="float" office:value="2.999994">
            <text:p>2.999994</text:p>
          </table:table-cell>
          <table:table-cell table:formula="of:=[.E33]*(1-[.R14])" office:value-type="float" office:value="2.999991">
            <text:p>2.999991</text:p>
          </table:table-cell>
          <table:table-cell table:formula="of:=[.F33]*(1-[.S14])" office:value-type="float" office:value="2.999973">
            <text:p>2.999973</text:p>
          </table:table-cell>
          <table:table-cell table:formula="of:=[.G33]*(1-[.T14])" office:value-type="float" office:value="2.99994">
            <text:p>2.99994</text:p>
          </table:table-cell>
          <table:table-cell table:formula="of:=[.H33]*(1-[.U14])" office:value-type="float" office:value="2.999835">
            <text:p>2.999835</text:p>
          </table:table-cell>
          <table:table-cell table:formula="of:=[.I33]*(1-[.V14])" office:value-type="float" office:value="2.999556">
            <text:p>2.999556</text:p>
          </table:table-cell>
          <table:table-cell table:formula="of:=[.J33]*(1-[.W14])" office:value-type="float" office:value="2.998779">
            <text:p>2.998779</text:p>
          </table:table-cell>
          <table:table-cell table:formula="of:=[.K33]*(1-[.X14])" office:value-type="float" office:value="2.996574">
            <text:p>2.996574</text:p>
          </table:table-cell>
          <table:table-cell table:formula="of:=[.L33]*(1-[.Y14])" office:value-type="float" office:value="2.990076">
            <text:p>2.990076</text:p>
          </table:table-cell>
          <table:table-cell table:formula="of:=[.M33]*(1-[.Z14])" office:value-type="float" office:value="2.971254">
            <text:p>2.971254</text:p>
          </table:table-cell>
          <table:table-cell table:formula="of:=[.N33]*(1-[.AA14])" office:value-type="float" office:value="2.915133">
            <text:p>2.915133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</text:p>
          </table:table-cell>
          <table:table-cell table:formula="of:=[.C32]/[.C34]" office:value-type="float" office:value="0.14948914948915">
            <text:p>0.1494891495</text:p>
          </table:table-cell>
          <table:table-cell table:formula="of:=[.D32]/[.D34]" office:value-type="float" office:value="0.149513965694598">
            <text:p>0.1495139657</text:p>
          </table:table-cell>
          <table:table-cell table:formula="of:=[.E32]/[.E34]" office:value-type="float" office:value="0.316103281643178">
            <text:p>0.3161032816</text:p>
          </table:table-cell>
          <table:table-cell table:formula="of:=[.F32]/[.F34]" office:value-type="float" office:value="0.482854679025445">
            <text:p>0.482854679</text:p>
          </table:table-cell>
          <table:table-cell table:formula="of:=[.G32]/[.G34]" office:value-type="float" office:value="0.649456655799783">
            <text:p>0.6494566558</text:p>
          </table:table-cell>
          <table:table-cell table:formula="of:=[.H32]/[.H34]" office:value-type="float" office:value="0.816043882413533">
            <text:p>0.8160438824</text:p>
          </table:table-cell>
          <table:table-cell table:formula="of:=[.I32]/[.I34]" office:value-type="float" office:value="0.982574087631636">
            <text:p>0.9825740876</text:p>
          </table:table-cell>
          <table:table-cell table:formula="of:=[.J32]/[.J34]" office:value-type="float" office:value="1.14923974057441">
            <text:p>1.1492397406</text:p>
          </table:table-cell>
          <table:table-cell table:formula="of:=[.K32]/[.K34]" office:value-type="float" office:value="1.31566916084836">
            <text:p>1.3156691608</text:p>
          </table:table-cell>
          <table:table-cell table:formula="of:=[.L32]/[.L34]" office:value-type="float" office:value="1.48246934191639">
            <text:p>1.4824693419</text:p>
          </table:table-cell>
          <table:table-cell table:formula="of:=[.M32]/[.M34]" office:value-type="float" office:value="1.64952945793258">
            <text:p>1.6495294579</text:p>
          </table:table-cell>
          <table:table-cell table:formula="of:=[.N32]/[.N34]" office:value-type="float" office:value="1.82231445357725">
            <text:p>1.8223144536</text:p>
          </table:table-cell>
          <table:table-cell table:number-columns-repeated="13"/>
        </table:table-row>
        <table:table-row table:style-name="ro1" table:number-rows-repeated="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5" table:style-name="ta1">
        <table:table-column table:style-name="co1" table:default-cell-style-name="Default"/>
        <table:table-column table:style-name="co4" table:default-cell-style-name="Default"/>
        <table:table-column table:style-name="co2" table:number-columns-repeated="12" table:default-cell-style-name="Default"/>
        <table:table-column table:style-name="co3" table:number-columns-repeated="13" table:default-cell-style-name="Default"/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0">
            <text:p>0</text:p>
          </table:table-cell>
          <table:table-cell/>
          <table:table-cell table:number-columns-repeated="12" office:value-type="float" office:value="0">
            <text:p>0</text:p>
          </table:table-cell>
          <table:table-cell/>
          <table:table-cell office:value-type="float" office:value="0.48155">
            <text:p>0.48155</text:p>
          </table:table-cell>
          <table:table-cell office:value-type="float" office:value="0.481665">
            <text:p>0.481665</text:p>
          </table:table-cell>
          <table:table-cell office:value-type="float" office:value="0.240848">
            <text:p>0.240848</text:p>
          </table:table-cell>
          <table:table-cell office:value-type="float" office:value="0.160501">
            <text:p>0.160501</text:p>
          </table:table-cell>
          <table:table-cell office:value-type="float" office:value="0.120509">
            <text:p>0.120509</text:p>
          </table:table-cell>
          <table:table-cell office:value-type="float" office:value="0.096417">
            <text:p>0.096417</text:p>
          </table:table-cell>
          <table:table-cell office:value-type="float" office:value="0.080379">
            <text:p>0.080379</text:p>
          </table:table-cell>
          <table:table-cell office:value-type="float" office:value="0.06898">
            <text:p>0.06898</text:p>
          </table:table-cell>
          <table:table-cell office:value-type="float" office:value="0.060497">
            <text:p>0.060497</text:p>
          </table:table-cell>
          <table:table-cell office:value-type="float" office:value="0.053935">
            <text:p>0.053935</text:p>
          </table:table-cell>
          <table:table-cell office:value-type="float" office:value="0.048871">
            <text:p>0.048871</text:p>
          </table:table-cell>
          <table:table-cell office:value-type="float" office:value="0.044949">
            <text:p>0.044949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office:value-type="float" office:value="0.249612">
            <text:p>0.249612</text:p>
          </table:table-cell>
          <table:table-cell office:value-type="float" office:value="0.249643">
            <text:p>0.249643</text:p>
          </table:table-cell>
          <table:table-cell office:value-type="float" office:value="0.365797">
            <text:p>0.365797</text:p>
          </table:table-cell>
          <table:table-cell office:value-type="float" office:value="0.243783">
            <text:p>0.243783</text:p>
          </table:table-cell>
          <table:table-cell office:value-type="float" office:value="0.182908">
            <text:p>0.182908</text:p>
          </table:table-cell>
          <table:table-cell office:value-type="float" office:value="0.146374">
            <text:p>0.146374</text:p>
          </table:table-cell>
          <table:table-cell office:value-type="float" office:value="0.122076">
            <text:p>0.122076</text:p>
          </table:table-cell>
          <table:table-cell office:value-type="float" office:value="0.104773">
            <text:p>0.104773</text:p>
          </table:table-cell>
          <table:table-cell office:value-type="float" office:value="0.091875">
            <text:p>0.091875</text:p>
          </table:table-cell>
          <table:table-cell office:value-type="float" office:value="0.081929">
            <text:p>0.081929</text:p>
          </table:table-cell>
          <table:table-cell office:value-type="float" office:value="0.074248">
            <text:p>0.074248</text:p>
          </table:table-cell>
          <table:table-cell office:value-type="float" office:value="0.068313">
            <text:p>0.06831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12" office:value-type="float" office:value="2">
            <text:p>2</text:p>
          </table:table-cell>
          <table:table-cell/>
          <table:table-cell office:value-type="float" office:value="0.129532">
            <text:p>0.129532</text:p>
          </table:table-cell>
          <table:table-cell office:value-type="float" office:value="0.129413">
            <text:p>0.129413</text:p>
          </table:table-cell>
          <table:table-cell office:value-type="float" office:value="0.189576">
            <text:p>0.189576</text:p>
          </table:table-cell>
          <table:table-cell office:value-type="float" office:value="0.286951">
            <text:p>0.286951</text:p>
          </table:table-cell>
          <table:table-cell office:value-type="float" office:value="0.215272">
            <text:p>0.215272</text:p>
          </table:table-cell>
          <table:table-cell office:value-type="float" office:value="0.17226">
            <text:p>0.17226</text:p>
          </table:table-cell>
          <table:table-cell office:value-type="float" office:value="0.143675">
            <text:p>0.143675</text:p>
          </table:table-cell>
          <table:table-cell office:value-type="float" office:value="0.123351">
            <text:p>0.123351</text:p>
          </table:table-cell>
          <table:table-cell office:value-type="float" office:value="0.108109">
            <text:p>0.108109</text:p>
          </table:table-cell>
          <table:table-cell office:value-type="float" office:value="0.096449">
            <text:p>0.096449</text:p>
          </table:table-cell>
          <table:table-cell office:value-type="float" office:value="0.087345">
            <text:p>0.087345</text:p>
          </table:table-cell>
          <table:table-cell office:value-type="float" office:value="0.080359">
            <text:p>0.080359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12" office:value-type="float" office:value="3">
            <text:p>3</text:p>
          </table:table-cell>
          <table:table-cell/>
          <table:table-cell office:value-type="float" office:value="0.067167">
            <text:p>0.067167</text:p>
          </table:table-cell>
          <table:table-cell office:value-type="float" office:value="0.06713">
            <text:p>0.06713</text:p>
          </table:table-cell>
          <table:table-cell office:value-type="float" office:value="0.098224">
            <text:p>0.098224</text:p>
          </table:table-cell>
          <table:table-cell office:value-type="float" office:value="0.148907">
            <text:p>0.148907</text:p>
          </table:table-cell>
          <table:table-cell office:value-type="float" office:value="0.23217">
            <text:p>0.23217</text:p>
          </table:table-cell>
          <table:table-cell office:value-type="float" office:value="0.18571">
            <text:p>0.18571</text:p>
          </table:table-cell>
          <table:table-cell office:value-type="float" office:value="0.154914">
            <text:p>0.154914</text:p>
          </table:table-cell>
          <table:table-cell office:value-type="float" office:value="0.132867">
            <text:p>0.132867</text:p>
          </table:table-cell>
          <table:table-cell office:value-type="float" office:value="0.116482">
            <text:p>0.116482</text:p>
          </table:table-cell>
          <table:table-cell office:value-type="float" office:value="0.104002">
            <text:p>0.104002</text:p>
          </table:table-cell>
          <table:table-cell office:value-type="float" office:value="0.094138">
            <text:p>0.094138</text:p>
          </table:table-cell>
          <table:table-cell office:value-type="float" office:value="0.086701">
            <text:p>0.086701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12" office:value-type="float" office:value="4">
            <text:p>4</text:p>
          </table:table-cell>
          <table:table-cell/>
          <table:table-cell office:value-type="float" office:value="0.034805">
            <text:p>0.034805</text:p>
          </table:table-cell>
          <table:table-cell office:value-type="float" office:value="0.034773">
            <text:p>0.034773</text:p>
          </table:table-cell>
          <table:table-cell office:value-type="float" office:value="0.050888">
            <text:p>0.050888</text:p>
          </table:table-cell>
          <table:table-cell office:value-type="float" office:value="0.07725">
            <text:p>0.07725</text:p>
          </table:table-cell>
          <table:table-cell office:value-type="float" office:value="0.120287">
            <text:p>0.120287</text:p>
          </table:table-cell>
          <table:table-cell office:value-type="float" office:value="0.192682">
            <text:p>0.192682</text:p>
          </table:table-cell>
          <table:table-cell office:value-type="float" office:value="0.160621">
            <text:p>0.160621</text:p>
          </table:table-cell>
          <table:table-cell office:value-type="float" office:value="0.137921">
            <text:p>0.137921</text:p>
          </table:table-cell>
          <table:table-cell office:value-type="float" office:value="0.120924">
            <text:p>0.120924</text:p>
          </table:table-cell>
          <table:table-cell office:value-type="float" office:value="0.107876">
            <text:p>0.107876</text:p>
          </table:table-cell>
          <table:table-cell office:value-type="float" office:value="0.097646">
            <text:p>0.097646</text:p>
          </table:table-cell>
          <table:table-cell office:value-type="float" office:value="0.089854">
            <text:p>0.089854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12" office:value-type="float" office:value="5">
            <text:p>5</text:p>
          </table:table-cell>
          <table:table-cell/>
          <table:table-cell office:value-type="float" office:value="0.018041">
            <text:p>0.018041</text:p>
          </table:table-cell>
          <table:table-cell office:value-type="float" office:value="0.01805">
            <text:p>0.01805</text:p>
          </table:table-cell>
          <table:table-cell office:value-type="float" office:value="0.026401">
            <text:p>0.026401</text:p>
          </table:table-cell>
          <table:table-cell office:value-type="float" office:value="0.039993">
            <text:p>0.039993</text:p>
          </table:table-cell>
          <table:table-cell office:value-type="float" office:value="0.062325">
            <text:p>0.062325</text:p>
          </table:table-cell>
          <table:table-cell office:value-type="float" office:value="0.099952">
            <text:p>0.099952</text:p>
          </table:table-cell>
          <table:table-cell office:value-type="float" office:value="0.163745">
            <text:p>0.163745</text:p>
          </table:table-cell>
          <table:table-cell office:value-type="float" office:value="0.140498">
            <text:p>0.140498</text:p>
          </table:table-cell>
          <table:table-cell office:value-type="float" office:value="0.123152">
            <text:p>0.123152</text:p>
          </table:table-cell>
          <table:table-cell office:value-type="float" office:value="0.109899">
            <text:p>0.109899</text:p>
          </table:table-cell>
          <table:table-cell office:value-type="float" office:value="0.099509">
            <text:p>0.099509</text:p>
          </table:table-cell>
          <table:table-cell office:value-type="float" office:value="0.091526">
            <text:p>0.091526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12" office:value-type="float" office:value="6">
            <text:p>6</text:p>
          </table:table-cell>
          <table:table-cell/>
          <table:table-cell office:value-type="float" office:value="0.009363">
            <text:p>0.009363</text:p>
          </table:table-cell>
          <table:table-cell office:value-type="float" office:value="0.009386">
            <text:p>0.009386</text:p>
          </table:table-cell>
          <table:table-cell office:value-type="float" office:value="0.013716">
            <text:p>0.013716</text:p>
          </table:table-cell>
          <table:table-cell office:value-type="float" office:value="0.020735">
            <text:p>0.020735</text:p>
          </table:table-cell>
          <table:table-cell office:value-type="float" office:value="0.032336">
            <text:p>0.032336</text:p>
          </table:table-cell>
          <table:table-cell office:value-type="float" office:value="0.051811">
            <text:p>0.051811</text:p>
          </table:table-cell>
          <table:table-cell office:value-type="float" office:value="0.084914">
            <text:p>0.084914</text:p>
          </table:table-cell>
          <table:table-cell office:value-type="float" office:value="0.141826">
            <text:p>0.141826</text:p>
          </table:table-cell>
          <table:table-cell office:value-type="float" office:value="0.124387">
            <text:p>0.124387</text:p>
          </table:table-cell>
          <table:table-cell office:value-type="float" office:value="0.110857">
            <text:p>0.110857</text:p>
          </table:table-cell>
          <table:table-cell office:value-type="float" office:value="0.100452">
            <text:p>0.100452</text:p>
          </table:table-cell>
          <table:table-cell office:value-type="float" office:value="0.092399">
            <text:p>0.092399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/>
          <table:table-cell office:value-type="float" office:value="0.004849">
            <text:p>0.004849</text:p>
          </table:table-cell>
          <table:table-cell office:value-type="float" office:value="0.004877">
            <text:p>0.004877</text:p>
          </table:table-cell>
          <table:table-cell office:value-type="float" office:value="0.007144">
            <text:p>0.007144</text:p>
          </table:table-cell>
          <table:table-cell office:value-type="float" office:value="0.010771">
            <text:p>0.010771</text:p>
          </table:table-cell>
          <table:table-cell office:value-type="float" office:value="0.016746">
            <text:p>0.016746</text:p>
          </table:table-cell>
          <table:table-cell office:value-type="float" office:value="0.02688">
            <text:p>0.02688</text:p>
          </table:table-cell>
          <table:table-cell office:value-type="float" office:value="0.044054">
            <text:p>0.044054</text:p>
          </table:table-cell>
          <table:table-cell office:value-type="float" office:value="0.073546">
            <text:p>0.073546</text:p>
          </table:table-cell>
          <table:table-cell office:value-type="float" office:value="0.124938">
            <text:p>0.124938</text:p>
          </table:table-cell>
          <table:table-cell office:value-type="float" office:value="0.111476">
            <text:p>0.111476</text:p>
          </table:table-cell>
          <table:table-cell office:value-type="float" office:value="0.100995">
            <text:p>0.100995</text:p>
          </table:table-cell>
          <table:table-cell office:value-type="float" office:value="0.092823">
            <text:p>0.09282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number-columns-repeated="12" office:value-type="float" office:value="8">
            <text:p>8</text:p>
          </table:table-cell>
          <table:table-cell/>
          <table:table-cell office:value-type="float" office:value="0.002526">
            <text:p>0.002526</text:p>
          </table:table-cell>
          <table:table-cell office:value-type="float" office:value="0.002528">
            <text:p>0.002528</text:p>
          </table:table-cell>
          <table:table-cell office:value-type="float" office:value="0.003701">
            <text:p>0.003701</text:p>
          </table:table-cell>
          <table:table-cell office:value-type="float" office:value="0.005556">
            <text:p>0.005556</text:p>
          </table:table-cell>
          <table:table-cell office:value-type="float" office:value="0.008706">
            <text:p>0.008706</text:p>
          </table:table-cell>
          <table:table-cell office:value-type="float" office:value="0.013937">
            <text:p>0.013937</text:p>
          </table:table-cell>
          <table:table-cell office:value-type="float" office:value="0.022832">
            <text:p>0.022832</text:p>
          </table:table-cell>
          <table:table-cell office:value-type="float" office:value="0.038167">
            <text:p>0.038167</text:p>
          </table:table-cell>
          <table:table-cell office:value-type="float" office:value="0.064817">
            <text:p>0.064817</text:p>
          </table:table-cell>
          <table:table-cell office:value-type="float" office:value="0.111726">
            <text:p>0.111726</text:p>
          </table:table-cell>
          <table:table-cell office:value-type="float" office:value="0.101269">
            <text:p>0.101269</text:p>
          </table:table-cell>
          <table:table-cell office:value-type="float" office:value="0.09304">
            <text:p>0.09304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number-columns-repeated="12" office:value-type="float" office:value="9">
            <text:p>9</text:p>
          </table:table-cell>
          <table:table-cell/>
          <table:table-cell office:value-type="float" office:value="0.001315">
            <text:p>0.001315</text:p>
          </table:table-cell>
          <table:table-cell office:value-type="float" office:value="0.00131">
            <text:p>0.00131</text:p>
          </table:table-cell>
          <table:table-cell office:value-type="float" office:value="0.00192">
            <text:p>0.00192</text:p>
          </table:table-cell>
          <table:table-cell office:value-type="float" office:value="0.002881">
            <text:p>0.002881</text:p>
          </table:table-cell>
          <table:table-cell office:value-type="float" office:value="0.004523">
            <text:p>0.004523</text:p>
          </table:table-cell>
          <table:table-cell office:value-type="float" office:value="0.007216">
            <text:p>0.007216</text:p>
          </table:table-cell>
          <table:table-cell office:value-type="float" office:value="0.011834">
            <text:p>0.011834</text:p>
          </table:table-cell>
          <table:table-cell office:value-type="float" office:value="0.019731">
            <text:p>0.019731</text:p>
          </table:table-cell>
          <table:table-cell office:value-type="float" office:value="0.033621">
            <text:p>0.033621</text:p>
          </table:table-cell>
          <table:table-cell office:value-type="float" office:value="0.05803">
            <text:p>0.05803</text:p>
          </table:table-cell>
          <table:table-cell office:value-type="float" office:value="0.10137">
            <text:p>0.10137</text:p>
          </table:table-cell>
          <table:table-cell office:value-type="float" office:value="0.093207">
            <text:p>0.0932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number-columns-repeated="12" office:value-type="float" office:value="10">
            <text:p>10</text:p>
          </table:table-cell>
          <table:table-cell/>
          <table:table-cell office:value-type="float" office:value="0.00069">
            <text:p>0.00069</text:p>
          </table:table-cell>
          <table:table-cell office:value-type="float" office:value="0.000685">
            <text:p>0.000685</text:p>
          </table:table-cell>
          <table:table-cell office:value-type="float" office:value="0.000997">
            <text:p>0.000997</text:p>
          </table:table-cell>
          <table:table-cell office:value-type="float" office:value="0.001503">
            <text:p>0.001503</text:p>
          </table:table-cell>
          <table:table-cell office:value-type="float" office:value="0.002352">
            <text:p>0.002352</text:p>
          </table:table-cell>
          <table:table-cell office:value-type="float" office:value="0.003773">
            <text:p>0.003773</text:p>
          </table:table-cell>
          <table:table-cell office:value-type="float" office:value="0.006145">
            <text:p>0.006145</text:p>
          </table:table-cell>
          <table:table-cell office:value-type="float" office:value="0.010247">
            <text:p>0.010247</text:p>
          </table:table-cell>
          <table:table-cell office:value-type="float" office:value="0.017472">
            <text:p>0.017472</text:p>
          </table:table-cell>
          <table:table-cell office:value-type="float" office:value="0.030101">
            <text:p>0.030101</text:p>
          </table:table-cell>
          <table:table-cell office:value-type="float" office:value="0.052665">
            <text:p>0.052665</text:p>
          </table:table-cell>
          <table:table-cell office:value-type="float" office:value="0.093266">
            <text:p>0.0932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number-columns-repeated="12" office:value-type="float" office:value="11">
            <text:p>11</text:p>
          </table:table-cell>
          <table:table-cell/>
          <table:table-cell office:value-type="float" office:value="0.00036">
            <text:p>0.00036</text:p>
          </table:table-cell>
          <table:table-cell office:value-type="float" office:value="0.000358">
            <text:p>0.000358</text:p>
          </table:table-cell>
          <table:table-cell office:value-type="float" office:value="0.000519">
            <text:p>0.000519</text:p>
          </table:table-cell>
          <table:table-cell office:value-type="float" office:value="0.000767">
            <text:p>0.000767</text:p>
          </table:table-cell>
          <table:table-cell office:value-type="float" office:value="0.001226">
            <text:p>0.001226</text:p>
          </table:table-cell>
          <table:table-cell office:value-type="float" office:value="0.001972">
            <text:p>0.001972</text:p>
          </table:table-cell>
          <table:table-cell office:value-type="float" office:value="0.003168">
            <text:p>0.003168</text:p>
          </table:table-cell>
          <table:table-cell office:value-type="float" office:value="0.005321">
            <text:p>0.005321</text:p>
          </table:table-cell>
          <table:table-cell office:value-type="float" office:value="0.009044">
            <text:p>0.009044</text:p>
          </table:table-cell>
          <table:table-cell office:value-type="float" office:value="0.01562">
            <text:p>0.01562</text:p>
          </table:table-cell>
          <table:table-cell office:value-type="float" office:value="0.027314">
            <text:p>0.027314</text:p>
          </table:table-cell>
          <table:table-cell office:value-type="float" office:value="0.048433">
            <text:p>0.048433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formula="of:=[.P3]*[.C3]" office:value-type="float" office:value="0">
            <text:p>0</text:p>
          </table:table-cell>
          <table:table-cell table:formula="of:=[.Q3]*[.D3]" office:value-type="float" office:value="0">
            <text:p>0</text:p>
          </table:table-cell>
          <table:table-cell table:formula="of:=[.R3]*[.E3]" office:value-type="float" office:value="0">
            <text:p>0</text:p>
          </table:table-cell>
          <table:table-cell table:formula="of:=[.S3]*[.F3]" office:value-type="float" office:value="0">
            <text:p>0</text:p>
          </table:table-cell>
          <table:table-cell table:formula="of:=[.T3]*[.G3]" office:value-type="float" office:value="0">
            <text:p>0</text:p>
          </table:table-cell>
          <table:table-cell table:formula="of:=[.U3]*[.H3]" office:value-type="float" office:value="0">
            <text:p>0</text:p>
          </table:table-cell>
          <table:table-cell table:formula="of:=[.V3]*[.I3]" office:value-type="float" office:value="0">
            <text:p>0</text:p>
          </table:table-cell>
          <table:table-cell table:formula="of:=[.W3]*[.J3]" office:value-type="float" office:value="0">
            <text:p>0</text:p>
          </table:table-cell>
          <table:table-cell table:formula="of:=[.X3]*[.K3]" office:value-type="float" office:value="0">
            <text:p>0</text:p>
          </table:table-cell>
          <table:table-cell table:formula="of:=[.Y3]*[.L3]" office:value-type="float" office:value="0">
            <text:p>0</text:p>
          </table:table-cell>
          <table:table-cell table:formula="of:=[.Z3]*[.M3]" office:value-type="float" office:value="0">
            <text:p>0</text:p>
          </table:table-cell>
          <table:table-cell table:formula="of:=[.AA3]*[.N3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4]*[.C4]" office:value-type="float" office:value="0.249612">
            <text:p>0.249612</text:p>
          </table:table-cell>
          <table:table-cell table:formula="of:=[.Q4]*[.D4]" office:value-type="float" office:value="0.249643">
            <text:p>0.249643</text:p>
          </table:table-cell>
          <table:table-cell table:formula="of:=[.R4]*[.E4]" office:value-type="float" office:value="0.365797">
            <text:p>0.365797</text:p>
          </table:table-cell>
          <table:table-cell table:formula="of:=[.S4]*[.F4]" office:value-type="float" office:value="0.243783">
            <text:p>0.243783</text:p>
          </table:table-cell>
          <table:table-cell table:formula="of:=[.T4]*[.G4]" office:value-type="float" office:value="0.182908">
            <text:p>0.182908</text:p>
          </table:table-cell>
          <table:table-cell table:formula="of:=[.U4]*[.H4]" office:value-type="float" office:value="0.146374">
            <text:p>0.146374</text:p>
          </table:table-cell>
          <table:table-cell table:formula="of:=[.V4]*[.I4]" office:value-type="float" office:value="0.122076">
            <text:p>0.122076</text:p>
          </table:table-cell>
          <table:table-cell table:formula="of:=[.W4]*[.J4]" office:value-type="float" office:value="0.104773">
            <text:p>0.104773</text:p>
          </table:table-cell>
          <table:table-cell table:formula="of:=[.X4]*[.K4]" office:value-type="float" office:value="0.091875">
            <text:p>0.091875</text:p>
          </table:table-cell>
          <table:table-cell table:formula="of:=[.Y4]*[.L4]" office:value-type="float" office:value="0.081929">
            <text:p>0.081929</text:p>
          </table:table-cell>
          <table:table-cell table:formula="of:=[.Z4]*[.M4]" office:value-type="float" office:value="0.074248">
            <text:p>0.074248</text:p>
          </table:table-cell>
          <table:table-cell table:formula="of:=[.AA4]*[.N4]" office:value-type="float" office:value="0.068313">
            <text:p>0.0683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5]*[.C5]" office:value-type="float" office:value="0.259064">
            <text:p>0.259064</text:p>
          </table:table-cell>
          <table:table-cell table:formula="of:=[.Q5]*[.D5]" office:value-type="float" office:value="0.258826">
            <text:p>0.258826</text:p>
          </table:table-cell>
          <table:table-cell table:formula="of:=[.R5]*[.E5]" office:value-type="float" office:value="0.379152">
            <text:p>0.379152</text:p>
          </table:table-cell>
          <table:table-cell table:formula="of:=[.S5]*[.F5]" office:value-type="float" office:value="0.573902">
            <text:p>0.573902</text:p>
          </table:table-cell>
          <table:table-cell table:formula="of:=[.T5]*[.G5]" office:value-type="float" office:value="0.430544">
            <text:p>0.430544</text:p>
          </table:table-cell>
          <table:table-cell table:formula="of:=[.U5]*[.H5]" office:value-type="float" office:value="0.34452">
            <text:p>0.34452</text:p>
          </table:table-cell>
          <table:table-cell table:formula="of:=[.V5]*[.I5]" office:value-type="float" office:value="0.28735">
            <text:p>0.28735</text:p>
          </table:table-cell>
          <table:table-cell table:formula="of:=[.W5]*[.J5]" office:value-type="float" office:value="0.246702">
            <text:p>0.246702</text:p>
          </table:table-cell>
          <table:table-cell table:formula="of:=[.X5]*[.K5]" office:value-type="float" office:value="0.216218">
            <text:p>0.216218</text:p>
          </table:table-cell>
          <table:table-cell table:formula="of:=[.Y5]*[.L5]" office:value-type="float" office:value="0.192898">
            <text:p>0.192898</text:p>
          </table:table-cell>
          <table:table-cell table:formula="of:=[.Z5]*[.M5]" office:value-type="float" office:value="0.17469">
            <text:p>0.17469</text:p>
          </table:table-cell>
          <table:table-cell table:formula="of:=[.AA5]*[.N5]" office:value-type="float" office:value="0.160718">
            <text:p>0.16071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6]*[.C6]" office:value-type="float" office:value="0.201501">
            <text:p>0.201501</text:p>
          </table:table-cell>
          <table:table-cell table:formula="of:=[.Q6]*[.D6]" office:value-type="float" office:value="0.20139">
            <text:p>0.20139</text:p>
          </table:table-cell>
          <table:table-cell table:formula="of:=[.R6]*[.E6]" office:value-type="float" office:value="0.294672">
            <text:p>0.294672</text:p>
          </table:table-cell>
          <table:table-cell table:formula="of:=[.S6]*[.F6]" office:value-type="float" office:value="0.446721">
            <text:p>0.446721</text:p>
          </table:table-cell>
          <table:table-cell table:formula="of:=[.T6]*[.G6]" office:value-type="float" office:value="0.69651">
            <text:p>0.69651</text:p>
          </table:table-cell>
          <table:table-cell table:formula="of:=[.U6]*[.H6]" office:value-type="float" office:value="0.55713">
            <text:p>0.55713</text:p>
          </table:table-cell>
          <table:table-cell table:formula="of:=[.V6]*[.I6]" office:value-type="float" office:value="0.464742">
            <text:p>0.464742</text:p>
          </table:table-cell>
          <table:table-cell table:formula="of:=[.W6]*[.J6]" office:value-type="float" office:value="0.398601">
            <text:p>0.398601</text:p>
          </table:table-cell>
          <table:table-cell table:formula="of:=[.X6]*[.K6]" office:value-type="float" office:value="0.349446">
            <text:p>0.349446</text:p>
          </table:table-cell>
          <table:table-cell table:formula="of:=[.Y6]*[.L6]" office:value-type="float" office:value="0.312006">
            <text:p>0.312006</text:p>
          </table:table-cell>
          <table:table-cell table:formula="of:=[.Z6]*[.M6]" office:value-type="float" office:value="0.282414">
            <text:p>0.282414</text:p>
          </table:table-cell>
          <table:table-cell table:formula="of:=[.AA6]*[.N6]" office:value-type="float" office:value="0.260103">
            <text:p>0.26010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7]*[.C7]" office:value-type="float" office:value="0.13922">
            <text:p>0.13922</text:p>
          </table:table-cell>
          <table:table-cell table:formula="of:=[.Q7]*[.D7]" office:value-type="float" office:value="0.139092">
            <text:p>0.139092</text:p>
          </table:table-cell>
          <table:table-cell table:formula="of:=[.R7]*[.E7]" office:value-type="float" office:value="0.203552">
            <text:p>0.203552</text:p>
          </table:table-cell>
          <table:table-cell table:formula="of:=[.S7]*[.F7]" office:value-type="float" office:value="0.309">
            <text:p>0.309</text:p>
          </table:table-cell>
          <table:table-cell table:formula="of:=[.T7]*[.G7]" office:value-type="float" office:value="0.481148">
            <text:p>0.481148</text:p>
          </table:table-cell>
          <table:table-cell table:formula="of:=[.U7]*[.H7]" office:value-type="float" office:value="0.770728">
            <text:p>0.770728</text:p>
          </table:table-cell>
          <table:table-cell table:formula="of:=[.V7]*[.I7]" office:value-type="float" office:value="0.642484">
            <text:p>0.642484</text:p>
          </table:table-cell>
          <table:table-cell table:formula="of:=[.W7]*[.J7]" office:value-type="float" office:value="0.551684">
            <text:p>0.551684</text:p>
          </table:table-cell>
          <table:table-cell table:formula="of:=[.X7]*[.K7]" office:value-type="float" office:value="0.483696">
            <text:p>0.483696</text:p>
          </table:table-cell>
          <table:table-cell table:formula="of:=[.Y7]*[.L7]" office:value-type="float" office:value="0.431504">
            <text:p>0.431504</text:p>
          </table:table-cell>
          <table:table-cell table:formula="of:=[.Z7]*[.M7]" office:value-type="float" office:value="0.390584">
            <text:p>0.390584</text:p>
          </table:table-cell>
          <table:table-cell table:formula="of:=[.AA7]*[.N7]" office:value-type="float" office:value="0.359416">
            <text:p>0.35941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8]*[.C8]" office:value-type="float" office:value="0.090205">
            <text:p>0.090205</text:p>
          </table:table-cell>
          <table:table-cell table:formula="of:=[.Q8]*[.D8]" office:value-type="float" office:value="0.09025">
            <text:p>0.09025</text:p>
          </table:table-cell>
          <table:table-cell table:formula="of:=[.R8]*[.E8]" office:value-type="float" office:value="0.132005">
            <text:p>0.132005</text:p>
          </table:table-cell>
          <table:table-cell table:formula="of:=[.S8]*[.F8]" office:value-type="float" office:value="0.199965">
            <text:p>0.199965</text:p>
          </table:table-cell>
          <table:table-cell table:formula="of:=[.T8]*[.G8]" office:value-type="float" office:value="0.311625">
            <text:p>0.311625</text:p>
          </table:table-cell>
          <table:table-cell table:formula="of:=[.U8]*[.H8]" office:value-type="float" office:value="0.49976">
            <text:p>0.49976</text:p>
          </table:table-cell>
          <table:table-cell table:formula="of:=[.V8]*[.I8]" office:value-type="float" office:value="0.818725">
            <text:p>0.818725</text:p>
          </table:table-cell>
          <table:table-cell table:formula="of:=[.W8]*[.J8]" office:value-type="float" office:value="0.70249">
            <text:p>0.70249</text:p>
          </table:table-cell>
          <table:table-cell table:formula="of:=[.X8]*[.K8]" office:value-type="float" office:value="0.61576">
            <text:p>0.61576</text:p>
          </table:table-cell>
          <table:table-cell table:formula="of:=[.Y8]*[.L8]" office:value-type="float" office:value="0.549495">
            <text:p>0.549495</text:p>
          </table:table-cell>
          <table:table-cell table:formula="of:=[.Z8]*[.M8]" office:value-type="float" office:value="0.497545">
            <text:p>0.497545</text:p>
          </table:table-cell>
          <table:table-cell table:formula="of:=[.AA8]*[.N8]" office:value-type="float" office:value="0.45763">
            <text:p>0.457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9]*[.C9]" office:value-type="float" office:value="0.056178">
            <text:p>0.056178</text:p>
          </table:table-cell>
          <table:table-cell table:formula="of:=[.Q9]*[.D9]" office:value-type="float" office:value="0.056316">
            <text:p>0.056316</text:p>
          </table:table-cell>
          <table:table-cell table:formula="of:=[.R9]*[.E9]" office:value-type="float" office:value="0.082296">
            <text:p>0.082296</text:p>
          </table:table-cell>
          <table:table-cell table:formula="of:=[.S9]*[.F9]" office:value-type="float" office:value="0.12441">
            <text:p>0.12441</text:p>
          </table:table-cell>
          <table:table-cell table:formula="of:=[.T9]*[.G9]" office:value-type="float" office:value="0.194016">
            <text:p>0.194016</text:p>
          </table:table-cell>
          <table:table-cell table:formula="of:=[.U9]*[.H9]" office:value-type="float" office:value="0.310866">
            <text:p>0.310866</text:p>
          </table:table-cell>
          <table:table-cell table:formula="of:=[.V9]*[.I9]" office:value-type="float" office:value="0.509484">
            <text:p>0.509484</text:p>
          </table:table-cell>
          <table:table-cell table:formula="of:=[.W9]*[.J9]" office:value-type="float" office:value="0.850956">
            <text:p>0.850956</text:p>
          </table:table-cell>
          <table:table-cell table:formula="of:=[.X9]*[.K9]" office:value-type="float" office:value="0.746322">
            <text:p>0.746322</text:p>
          </table:table-cell>
          <table:table-cell table:formula="of:=[.Y9]*[.L9]" office:value-type="float" office:value="0.665142">
            <text:p>0.665142</text:p>
          </table:table-cell>
          <table:table-cell table:formula="of:=[.Z9]*[.M9]" office:value-type="float" office:value="0.602712">
            <text:p>0.602712</text:p>
          </table:table-cell>
          <table:table-cell table:formula="of:=[.AA9]*[.N9]" office:value-type="float" office:value="0.554394">
            <text:p>0.55439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0]*[.C10]" office:value-type="float" office:value="0.033943">
            <text:p>0.033943</text:p>
          </table:table-cell>
          <table:table-cell table:formula="of:=[.Q10]*[.D10]" office:value-type="float" office:value="0.034139">
            <text:p>0.034139</text:p>
          </table:table-cell>
          <table:table-cell table:formula="of:=[.R10]*[.E10]" office:value-type="float" office:value="0.050008">
            <text:p>0.050008</text:p>
          </table:table-cell>
          <table:table-cell table:formula="of:=[.S10]*[.F10]" office:value-type="float" office:value="0.075397">
            <text:p>0.075397</text:p>
          </table:table-cell>
          <table:table-cell table:formula="of:=[.T10]*[.G10]" office:value-type="float" office:value="0.117222">
            <text:p>0.117222</text:p>
          </table:table-cell>
          <table:table-cell table:formula="of:=[.U10]*[.H10]" office:value-type="float" office:value="0.18816">
            <text:p>0.18816</text:p>
          </table:table-cell>
          <table:table-cell table:formula="of:=[.V10]*[.I10]" office:value-type="float" office:value="0.308378">
            <text:p>0.308378</text:p>
          </table:table-cell>
          <table:table-cell table:formula="of:=[.W10]*[.J10]" office:value-type="float" office:value="0.514822">
            <text:p>0.514822</text:p>
          </table:table-cell>
          <table:table-cell table:formula="of:=[.X10]*[.K10]" office:value-type="float" office:value="0.874566">
            <text:p>0.874566</text:p>
          </table:table-cell>
          <table:table-cell table:formula="of:=[.Y10]*[.L10]" office:value-type="float" office:value="0.780332">
            <text:p>0.780332</text:p>
          </table:table-cell>
          <table:table-cell table:formula="of:=[.Z10]*[.M10]" office:value-type="float" office:value="0.706965">
            <text:p>0.706965</text:p>
          </table:table-cell>
          <table:table-cell table:formula="of:=[.AA10]*[.N10]" office:value-type="float" office:value="0.649761">
            <text:p>0.649761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1]*[.C11]" office:value-type="float" office:value="0.020208">
            <text:p>0.020208</text:p>
          </table:table-cell>
          <table:table-cell table:formula="of:=[.Q11]*[.D11]" office:value-type="float" office:value="0.020224">
            <text:p>0.020224</text:p>
          </table:table-cell>
          <table:table-cell table:formula="of:=[.R11]*[.E11]" office:value-type="float" office:value="0.029608">
            <text:p>0.029608</text:p>
          </table:table-cell>
          <table:table-cell table:formula="of:=[.S11]*[.F11]" office:value-type="float" office:value="0.044448">
            <text:p>0.044448</text:p>
          </table:table-cell>
          <table:table-cell table:formula="of:=[.T11]*[.G11]" office:value-type="float" office:value="0.069648">
            <text:p>0.069648</text:p>
          </table:table-cell>
          <table:table-cell table:formula="of:=[.U11]*[.H11]" office:value-type="float" office:value="0.111496">
            <text:p>0.111496</text:p>
          </table:table-cell>
          <table:table-cell table:formula="of:=[.V11]*[.I11]" office:value-type="float" office:value="0.182656">
            <text:p>0.182656</text:p>
          </table:table-cell>
          <table:table-cell table:formula="of:=[.W11]*[.J11]" office:value-type="float" office:value="0.305336">
            <text:p>0.305336</text:p>
          </table:table-cell>
          <table:table-cell table:formula="of:=[.X11]*[.K11]" office:value-type="float" office:value="0.518536">
            <text:p>0.518536</text:p>
          </table:table-cell>
          <table:table-cell table:formula="of:=[.Y11]*[.L11]" office:value-type="float" office:value="0.893808">
            <text:p>0.893808</text:p>
          </table:table-cell>
          <table:table-cell table:formula="of:=[.Z11]*[.M11]" office:value-type="float" office:value="0.810152">
            <text:p>0.810152</text:p>
          </table:table-cell>
          <table:table-cell table:formula="of:=[.AA11]*[.N11]" office:value-type="float" office:value="0.74432">
            <text:p>0.7443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2]*[.C12]" office:value-type="float" office:value="0.011835">
            <text:p>0.011835</text:p>
          </table:table-cell>
          <table:table-cell table:formula="of:=[.Q12]*[.D12]" office:value-type="float" office:value="0.01179">
            <text:p>0.01179</text:p>
          </table:table-cell>
          <table:table-cell table:formula="of:=[.R12]*[.E12]" office:value-type="float" office:value="0.01728">
            <text:p>0.01728</text:p>
          </table:table-cell>
          <table:table-cell table:formula="of:=[.S12]*[.F12]" office:value-type="float" office:value="0.025929">
            <text:p>0.025929</text:p>
          </table:table-cell>
          <table:table-cell table:formula="of:=[.T12]*[.G12]" office:value-type="float" office:value="0.040707">
            <text:p>0.040707</text:p>
          </table:table-cell>
          <table:table-cell table:formula="of:=[.U12]*[.H12]" office:value-type="float" office:value="0.064944">
            <text:p>0.064944</text:p>
          </table:table-cell>
          <table:table-cell table:formula="of:=[.V12]*[.I12]" office:value-type="float" office:value="0.106506">
            <text:p>0.106506</text:p>
          </table:table-cell>
          <table:table-cell table:formula="of:=[.W12]*[.J12]" office:value-type="float" office:value="0.177579">
            <text:p>0.177579</text:p>
          </table:table-cell>
          <table:table-cell table:formula="of:=[.X12]*[.K12]" office:value-type="float" office:value="0.302589">
            <text:p>0.302589</text:p>
          </table:table-cell>
          <table:table-cell table:formula="of:=[.Y12]*[.L12]" office:value-type="float" office:value="0.52227">
            <text:p>0.52227</text:p>
          </table:table-cell>
          <table:table-cell table:formula="of:=[.Z12]*[.M12]" office:value-type="float" office:value="0.91233">
            <text:p>0.91233</text:p>
          </table:table-cell>
          <table:table-cell table:formula="of:=[.AA12]*[.N12]" office:value-type="float" office:value="0.838863">
            <text:p>0.8388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3]*[.C13]" office:value-type="float" office:value="0.0069">
            <text:p>0.0069</text:p>
          </table:table-cell>
          <table:table-cell table:formula="of:=[.Q13]*[.D13]" office:value-type="float" office:value="0.00685">
            <text:p>0.00685</text:p>
          </table:table-cell>
          <table:table-cell table:formula="of:=[.R13]*[.E13]" office:value-type="float" office:value="0.00997">
            <text:p>0.00997</text:p>
          </table:table-cell>
          <table:table-cell table:formula="of:=[.S13]*[.F13]" office:value-type="float" office:value="0.01503">
            <text:p>0.01503</text:p>
          </table:table-cell>
          <table:table-cell table:formula="of:=[.T13]*[.G13]" office:value-type="float" office:value="0.02352">
            <text:p>0.02352</text:p>
          </table:table-cell>
          <table:table-cell table:formula="of:=[.U13]*[.H13]" office:value-type="float" office:value="0.03773">
            <text:p>0.03773</text:p>
          </table:table-cell>
          <table:table-cell table:formula="of:=[.V13]*[.I13]" office:value-type="float" office:value="0.06145">
            <text:p>0.06145</text:p>
          </table:table-cell>
          <table:table-cell table:formula="of:=[.W13]*[.J13]" office:value-type="float" office:value="0.10247">
            <text:p>0.10247</text:p>
          </table:table-cell>
          <table:table-cell table:formula="of:=[.X13]*[.K13]" office:value-type="float" office:value="0.17472">
            <text:p>0.17472</text:p>
          </table:table-cell>
          <table:table-cell table:formula="of:=[.Y13]*[.L13]" office:value-type="float" office:value="0.30101">
            <text:p>0.30101</text:p>
          </table:table-cell>
          <table:table-cell table:formula="of:=[.Z13]*[.M13]" office:value-type="float" office:value="0.52665">
            <text:p>0.52665</text:p>
          </table:table-cell>
          <table:table-cell table:formula="of:=[.AA13]*[.N13]" office:value-type="float" office:value="0.93266">
            <text:p>0.9326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4]*[.C14]" office:value-type="float" office:value="0.00396">
            <text:p>0.00396</text:p>
          </table:table-cell>
          <table:table-cell table:formula="of:=[.Q14]*[.D14]" office:value-type="float" office:value="0.003938">
            <text:p>0.003938</text:p>
          </table:table-cell>
          <table:table-cell table:formula="of:=[.R14]*[.E14]" office:value-type="float" office:value="0.005709">
            <text:p>0.005709</text:p>
          </table:table-cell>
          <table:table-cell table:formula="of:=[.S14]*[.F14]" office:value-type="float" office:value="0.008437">
            <text:p>0.008437</text:p>
          </table:table-cell>
          <table:table-cell table:formula="of:=[.T14]*[.G14]" office:value-type="float" office:value="0.013486">
            <text:p>0.013486</text:p>
          </table:table-cell>
          <table:table-cell table:formula="of:=[.U14]*[.H14]" office:value-type="float" office:value="0.021692">
            <text:p>0.021692</text:p>
          </table:table-cell>
          <table:table-cell table:formula="of:=[.V14]*[.I14]" office:value-type="float" office:value="0.034848">
            <text:p>0.034848</text:p>
          </table:table-cell>
          <table:table-cell table:formula="of:=[.W14]*[.J14]" office:value-type="float" office:value="0.058531">
            <text:p>0.058531</text:p>
          </table:table-cell>
          <table:table-cell table:formula="of:=[.X14]*[.K14]" office:value-type="float" office:value="0.099484">
            <text:p>0.099484</text:p>
          </table:table-cell>
          <table:table-cell table:formula="of:=[.Y14]*[.L14]" office:value-type="float" office:value="0.17182">
            <text:p>0.17182</text:p>
          </table:table-cell>
          <table:table-cell table:formula="of:=[.Z14]*[.M14]" office:value-type="float" office:value="0.300454">
            <text:p>0.300454</text:p>
          </table:table-cell>
          <table:table-cell table:formula="of:=[.AA14]*[.N14]" office:value-type="float" office:value="0.532763">
            <text:p>0.532763</text:p>
          </table:table-cell>
          <table:table-cell table:number-columns-repeated="1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>
            <text:p>E_N(K)</text:p>
          </table:table-cell>
          <table:table-cell table:formula="of:=SUM([.C18:.C29])" office:value-type="float" office:value="1.072626">
            <text:p>1.072626</text:p>
          </table:table-cell>
          <table:table-cell table:formula="of:=SUM([.D18:.D29])" office:value-type="float" office:value="1.072458">
            <text:p>1.072458</text:p>
          </table:table-cell>
          <table:table-cell table:formula="of:=SUM([.E18:.E29])" office:value-type="float" office:value="1.570049">
            <text:p>1.570049</text:p>
          </table:table-cell>
          <table:table-cell table:formula="of:=SUM([.F18:.F29])" office:value-type="float" office:value="2.067022">
            <text:p>2.067022</text:p>
          </table:table-cell>
          <table:table-cell table:formula="of:=SUM([.G18:.G29])" office:value-type="float" office:value="2.561334">
            <text:p>2.561334</text:p>
          </table:table-cell>
          <table:table-cell table:formula="of:=SUM([.H18:.H29])" office:value-type="float" office:value="3.0534">
            <text:p>3.0534</text:p>
          </table:table-cell>
          <table:table-cell table:formula="of:=SUM([.I18:.I29])" office:value-type="float" office:value="3.538699">
            <text:p>3.538699</text:p>
          </table:table-cell>
          <table:table-cell table:formula="of:=SUM([.J18:.J29])" office:value-type="float" office:value="4.013944">
            <text:p>4.013944</text:p>
          </table:table-cell>
          <table:table-cell table:formula="of:=SUM([.K18:.K29])" office:value-type="float" office:value="4.473212">
            <text:p>4.473212</text:p>
          </table:table-cell>
          <table:table-cell table:formula="of:=SUM([.L18:.L29])" office:value-type="float" office:value="4.902214">
            <text:p>4.902214</text:p>
          </table:table-cell>
          <table:table-cell table:formula="of:=SUM([.M18:.M29])" office:value-type="float" office:value="5.278744">
            <text:p>5.278744</text:p>
          </table:table-cell>
          <table:table-cell table:formula="of:=SUM([.N18:.N29])" office:value-type="float" office:value="5.558941">
            <text:p>5.55894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</text:p>
          </table:table-cell>
          <table:table-cell table:number-columns-repeated="12"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</text:p>
          </table:table-cell>
          <table:table-cell table:formula="of:=[.C33]*(1-[.P14])" office:value-type="float" office:value="4.9982">
            <text:p>4.9982</text:p>
          </table:table-cell>
          <table:table-cell table:formula="of:=[.D33]*(1-[.Q14])" office:value-type="float" office:value="4.99821">
            <text:p>4.99821</text:p>
          </table:table-cell>
          <table:table-cell table:formula="of:=[.E33]*(1-[.R14])" office:value-type="float" office:value="4.997405">
            <text:p>4.997405</text:p>
          </table:table-cell>
          <table:table-cell table:formula="of:=[.F33]*(1-[.S14])" office:value-type="float" office:value="4.996165">
            <text:p>4.996165</text:p>
          </table:table-cell>
          <table:table-cell table:formula="of:=[.G33]*(1-[.T14])" office:value-type="float" office:value="4.99387">
            <text:p>4.99387</text:p>
          </table:table-cell>
          <table:table-cell table:formula="of:=[.H33]*(1-[.U14])" office:value-type="float" office:value="4.99014">
            <text:p>4.99014</text:p>
          </table:table-cell>
          <table:table-cell table:formula="of:=[.I33]*(1-[.V14])" office:value-type="float" office:value="4.98416">
            <text:p>4.98416</text:p>
          </table:table-cell>
          <table:table-cell table:formula="of:=[.J33]*(1-[.W14])" office:value-type="float" office:value="4.973395">
            <text:p>4.973395</text:p>
          </table:table-cell>
          <table:table-cell table:formula="of:=[.K33]*(1-[.X14])" office:value-type="float" office:value="4.95478">
            <text:p>4.95478</text:p>
          </table:table-cell>
          <table:table-cell table:formula="of:=[.L33]*(1-[.Y14])" office:value-type="float" office:value="4.9219">
            <text:p>4.9219</text:p>
          </table:table-cell>
          <table:table-cell table:formula="of:=[.M33]*(1-[.Z14])" office:value-type="float" office:value="4.86343">
            <text:p>4.86343</text:p>
          </table:table-cell>
          <table:table-cell table:formula="of:=[.N33]*(1-[.AA14])" office:value-type="float" office:value="4.757835">
            <text:p>4.757835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1">
          <table:table-cell/>
          <table:table-cell office:value-type="string">
            <text:p>T</text:p>
          </table:table-cell>
          <table:table-cell table:formula="of:=[.C32]/[.C34]" office:value-type="float" office:value="0.214602456884478">
            <text:p>0.2146024569</text:p>
          </table:table-cell>
          <table:table-cell table:formula="of:=[.D32]/[.D34]" office:value-type="float" office:value="0.214568415492746">
            <text:p>0.2145684155</text:p>
          </table:table-cell>
          <table:table-cell table:formula="of:=[.E32]/[.E34]" office:value-type="float" office:value="0.314172855712115">
            <text:p>0.3141728557</text:p>
          </table:table-cell>
          <table:table-cell table:formula="of:=[.F32]/[.F34]" office:value-type="float" office:value="0.41372172456274">
            <text:p>0.4137217246</text:p>
          </table:table-cell>
          <table:table-cell table:formula="of:=[.G32]/[.G34]" office:value-type="float" office:value="0.512895610017882">
            <text:p>0.51289561</text:p>
          </table:table-cell>
          <table:table-cell table:formula="of:=[.H32]/[.H34]" office:value-type="float" office:value="0.611886640454977">
            <text:p>0.6118866405</text:p>
          </table:table-cell>
          <table:table-cell table:formula="of:=[.I32]/[.I34]" office:value-type="float" office:value="0.709989045295496">
            <text:p>0.7099890453</text:p>
          </table:table-cell>
          <table:table-cell table:formula="of:=[.J32]/[.J34]" office:value-type="float" office:value="0.807083290187085">
            <text:p>0.8070832902</text:p>
          </table:table-cell>
          <table:table-cell table:formula="of:=[.K32]/[.K34]" office:value-type="float" office:value="0.902807390035481">
            <text:p>0.90280739</text:p>
          </table:table-cell>
          <table:table-cell table:formula="of:=[.L32]/[.L34]" office:value-type="float" office:value="0.996000325077714">
            <text:p>0.9960003251</text:p>
          </table:table-cell>
          <table:table-cell table:formula="of:=[.M32]/[.M34]" office:value-type="float" office:value="1.08539528686544">
            <text:p>1.0853952869</text:p>
          </table:table-cell>
          <table:table-cell table:formula="of:=[.N32]/[.N34]" office:value-type="float" office:value="1.16837616268744">
            <text:p>1.1683761627</text:p>
          </table:table-cell>
          <table:table-cell table:number-columns-repeated="13"/>
        </table:table-row>
      </table:table>
      <table:table table:name="12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3" table:default-cell-style-name="Default"/>
        <table:table-row table:style-name="ro2">
          <table:table-cell table:number-columns-repeated="27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0">
            <text:p>0</text:p>
          </table:table-cell>
          <table:table-cell/>
          <table:table-cell table:number-columns-repeated="12" office:value-type="float" office:value="0">
            <text:p>0</text:p>
          </table:table-cell>
          <table:table-cell/>
          <table:table-cell office:value-type="float" office:value="0.014401">
            <text:p>0.014401</text:p>
          </table:table-cell>
          <table:table-cell office:value-type="float" office:value="0.014433">
            <text:p>0.014433</text:p>
          </table:table-cell>
          <table:table-cell office:value-type="float" office:value="0.008086">
            <text:p>0.008086</text:p>
          </table:table-cell>
          <table:table-cell office:value-type="float" office:value="0.006026">
            <text:p>0.006026</text:p>
          </table:table-cell>
          <table:table-cell office:value-type="float" office:value="0.004997">
            <text:p>0.004997</text:p>
          </table:table-cell>
          <table:table-cell office:value-type="float" office:value="0.004431">
            <text:p>0.004431</text:p>
          </table:table-cell>
          <table:table-cell office:value-type="float" office:value="0.004076">
            <text:p>0.004076</text:p>
          </table:table-cell>
          <table:table-cell office:value-type="float" office:value="0.003837">
            <text:p>0.003837</text:p>
          </table:table-cell>
          <table:table-cell office:value-type="float" office:value="0.003702">
            <text:p>0.003702</text:p>
          </table:table-cell>
          <table:table-cell office:value-type="float" office:value="0.003565">
            <text:p>0.003565</text:p>
          </table:table-cell>
          <table:table-cell office:value-type="float" office:value="0.003507">
            <text:p>0.003507</text:p>
          </table:table-cell>
          <table:table-cell office:value-type="float" office:value="0.003469">
            <text:p>0.003469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office:value-type="float" office:value="0.018152">
            <text:p>0.018152</text:p>
          </table:table-cell>
          <table:table-cell office:value-type="float" office:value="0.018237">
            <text:p>0.018237</text:p>
          </table:table-cell>
          <table:table-cell office:value-type="float" office:value="0.018288">
            <text:p>0.018288</text:p>
          </table:table-cell>
          <table:table-cell office:value-type="float" office:value="0.013628">
            <text:p>0.013628</text:p>
          </table:table-cell>
          <table:table-cell office:value-type="float" office:value="0.0113">
            <text:p>0.0113</text:p>
          </table:table-cell>
          <table:table-cell office:value-type="float" office:value="0.01003">
            <text:p>0.01003</text:p>
          </table:table-cell>
          <table:table-cell office:value-type="float" office:value="0.009249">
            <text:p>0.009249</text:p>
          </table:table-cell>
          <table:table-cell office:value-type="float" office:value="0.008691">
            <text:p>0.008691</text:p>
          </table:table-cell>
          <table:table-cell office:value-type="float" office:value="0.008362">
            <text:p>0.008362</text:p>
          </table:table-cell>
          <table:table-cell office:value-type="float" office:value="0.008064">
            <text:p>0.008064</text:p>
          </table:table-cell>
          <table:table-cell office:value-type="float" office:value="0.007961">
            <text:p>0.007961</text:p>
          </table:table-cell>
          <table:table-cell office:value-type="float" office:value="0.007859">
            <text:p>0.007859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12" office:value-type="float" office:value="2">
            <text:p>2</text:p>
          </table:table-cell>
          <table:table-cell/>
          <table:table-cell office:value-type="float" office:value="0.022725">
            <text:p>0.022725</text:p>
          </table:table-cell>
          <table:table-cell office:value-type="float" office:value="0.022798">
            <text:p>0.022798</text:p>
          </table:table-cell>
          <table:table-cell office:value-type="float" office:value="0.022964">
            <text:p>0.022964</text:p>
          </table:table-cell>
          <table:table-cell office:value-type="float" office:value="0.023161">
            <text:p>0.023161</text:p>
          </table:table-cell>
          <table:table-cell office:value-type="float" office:value="0.01917">
            <text:p>0.01917</text:p>
          </table:table-cell>
          <table:table-cell office:value-type="float" office:value="0.017014">
            <text:p>0.017014</text:p>
          </table:table-cell>
          <table:table-cell office:value-type="float" office:value="0.015665">
            <text:p>0.015665</text:p>
          </table:table-cell>
          <table:table-cell office:value-type="float" office:value="0.014745">
            <text:p>0.014745</text:p>
          </table:table-cell>
          <table:table-cell office:value-type="float" office:value="0.014139">
            <text:p>0.014139</text:p>
          </table:table-cell>
          <table:table-cell office:value-type="float" office:value="0.013666">
            <text:p>0.013666</text:p>
          </table:table-cell>
          <table:table-cell office:value-type="float" office:value="0.013438">
            <text:p>0.013438</text:p>
          </table:table-cell>
          <table:table-cell office:value-type="float" office:value="0.013298">
            <text:p>0.013298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12" office:value-type="float" office:value="3">
            <text:p>3</text:p>
          </table:table-cell>
          <table:table-cell/>
          <table:table-cell office:value-type="float" office:value="0.02859">
            <text:p>0.02859</text:p>
          </table:table-cell>
          <table:table-cell office:value-type="float" office:value="0.028689">
            <text:p>0.028689</text:p>
          </table:table-cell>
          <table:table-cell office:value-type="float" office:value="0.028841">
            <text:p>0.028841</text:p>
          </table:table-cell>
          <table:table-cell office:value-type="float" office:value="0.029078">
            <text:p>0.029078</text:p>
          </table:table-cell>
          <table:table-cell office:value-type="float" office:value="0.029081">
            <text:p>0.029081</text:p>
          </table:table-cell>
          <table:table-cell office:value-type="float" office:value="0.025756">
            <text:p>0.025756</text:p>
          </table:table-cell>
          <table:table-cell office:value-type="float" office:value="0.023695">
            <text:p>0.023695</text:p>
          </table:table-cell>
          <table:table-cell office:value-type="float" office:value="0.022378">
            <text:p>0.022378</text:p>
          </table:table-cell>
          <table:table-cell office:value-type="float" office:value="0.021433">
            <text:p>0.021433</text:p>
          </table:table-cell>
          <table:table-cell office:value-type="float" office:value="0.020757">
            <text:p>0.020757</text:p>
          </table:table-cell>
          <table:table-cell office:value-type="float" office:value="0.020417">
            <text:p>0.020417</text:p>
          </table:table-cell>
          <table:table-cell office:value-type="float" office:value="0.020153">
            <text:p>0.020153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12" office:value-type="float" office:value="4">
            <text:p>4</text:p>
          </table:table-cell>
          <table:table-cell/>
          <table:table-cell office:value-type="float" office:value="0.035717">
            <text:p>0.035717</text:p>
          </table:table-cell>
          <table:table-cell office:value-type="float" office:value="0.035771">
            <text:p>0.035771</text:p>
          </table:table-cell>
          <table:table-cell office:value-type="float" office:value="0.036027">
            <text:p>0.036027</text:p>
          </table:table-cell>
          <table:table-cell office:value-type="float" office:value="0.036314">
            <text:p>0.036314</text:p>
          </table:table-cell>
          <table:table-cell office:value-type="float" office:value="0.036383">
            <text:p>0.036383</text:p>
          </table:table-cell>
          <table:table-cell office:value-type="float" office:value="0.036681">
            <text:p>0.036681</text:p>
          </table:table-cell>
          <table:table-cell office:value-type="float" office:value="0.0337">
            <text:p>0.0337</text:p>
          </table:table-cell>
          <table:table-cell office:value-type="float" office:value="0.031778">
            <text:p>0.031778</text:p>
          </table:table-cell>
          <table:table-cell office:value-type="float" office:value="0.03047">
            <text:p>0.03047</text:p>
          </table:table-cell>
          <table:table-cell office:value-type="float" office:value="0.029475">
            <text:p>0.029475</text:p>
          </table:table-cell>
          <table:table-cell office:value-type="float" office:value="0.028946">
            <text:p>0.028946</text:p>
          </table:table-cell>
          <table:table-cell office:value-type="float" office:value="0.028641">
            <text:p>0.028641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12" office:value-type="float" office:value="5">
            <text:p>5</text:p>
          </table:table-cell>
          <table:table-cell/>
          <table:table-cell office:value-type="float" office:value="0.044664">
            <text:p>0.044664</text:p>
          </table:table-cell>
          <table:table-cell office:value-type="float" office:value="0.044695">
            <text:p>0.044695</text:p>
          </table:table-cell>
          <table:table-cell office:value-type="float" office:value="0.044973">
            <text:p>0.044973</text:p>
          </table:table-cell>
          <table:table-cell office:value-type="float" office:value="0.045352">
            <text:p>0.045352</text:p>
          </table:table-cell>
          <table:table-cell office:value-type="float" office:value="0.045585">
            <text:p>0.045585</text:p>
          </table:table-cell>
          <table:table-cell office:value-type="float" office:value="0.045919">
            <text:p>0.045919</text:p>
          </table:table-cell>
          <table:table-cell office:value-type="float" office:value="0.046243">
            <text:p>0.046243</text:p>
          </table:table-cell>
          <table:table-cell office:value-type="float" office:value="0.043559">
            <text:p>0.043559</text:p>
          </table:table-cell>
          <table:table-cell office:value-type="float" office:value="0.04174">
            <text:p>0.04174</text:p>
          </table:table-cell>
          <table:table-cell office:value-type="float" office:value="0.040524">
            <text:p>0.040524</text:p>
          </table:table-cell>
          <table:table-cell office:value-type="float" office:value="0.039779">
            <text:p>0.039779</text:p>
          </table:table-cell>
          <table:table-cell office:value-type="float" office:value="0.039304">
            <text:p>0.039304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12" office:value-type="float" office:value="6">
            <text:p>6</text:p>
          </table:table-cell>
          <table:table-cell/>
          <table:table-cell office:value-type="float" office:value="0.055674">
            <text:p>0.055674</text:p>
          </table:table-cell>
          <table:table-cell office:value-type="float" office:value="0.055702">
            <text:p>0.055702</text:p>
          </table:table-cell>
          <table:table-cell office:value-type="float" office:value="0.056125">
            <text:p>0.056125</text:p>
          </table:table-cell>
          <table:table-cell office:value-type="float" office:value="0.056466">
            <text:p>0.056466</text:p>
          </table:table-cell>
          <table:table-cell office:value-type="float" office:value="0.05692">
            <text:p>0.05692</text:p>
          </table:table-cell>
          <table:table-cell office:value-type="float" office:value="0.057409">
            <text:p>0.057409</text:p>
          </table:table-cell>
          <table:table-cell office:value-type="float" office:value="0.057806">
            <text:p>0.057806</text:p>
          </table:table-cell>
          <table:table-cell office:value-type="float" office:value="0.058254">
            <text:p>0.058254</text:p>
          </table:table-cell>
          <table:table-cell office:value-type="float" office:value="0.055829">
            <text:p>0.055829</text:p>
          </table:table-cell>
          <table:table-cell office:value-type="float" office:value="0.054232">
            <text:p>0.054232</text:p>
          </table:table-cell>
          <table:table-cell office:value-type="float" office:value="0.0531">
            <text:p>0.0531</text:p>
          </table:table-cell>
          <table:table-cell office:value-type="float" office:value="0.052454">
            <text:p>0.052454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number-columns-repeated="12" office:value-type="float" office:value="7">
            <text:p>7</text:p>
          </table:table-cell>
          <table:table-cell/>
          <table:table-cell office:value-type="float" office:value="0.069547">
            <text:p>0.069547</text:p>
          </table:table-cell>
          <table:table-cell office:value-type="float" office:value="0.06956">
            <text:p>0.06956</text:p>
          </table:table-cell>
          <table:table-cell office:value-type="float" office:value="0.069939">
            <text:p>0.069939</text:p>
          </table:table-cell>
          <table:table-cell office:value-type="float" office:value="0.070376">
            <text:p>0.070376</text:p>
          </table:table-cell>
          <table:table-cell office:value-type="float" office:value="0.070979">
            <text:p>0.070979</text:p>
          </table:table-cell>
          <table:table-cell office:value-type="float" office:value="0.071656">
            <text:p>0.071656</text:p>
          </table:table-cell>
          <table:table-cell office:value-type="float" office:value="0.072199">
            <text:p>0.072199</text:p>
          </table:table-cell>
          <table:table-cell office:value-type="float" office:value="0.072792">
            <text:p>0.072792</text:p>
          </table:table-cell>
          <table:table-cell office:value-type="float" office:value="0.073465">
            <text:p>0.073465</text:p>
          </table:table-cell>
          <table:table-cell office:value-type="float" office:value="0.071288">
            <text:p>0.071288</text:p>
          </table:table-cell>
          <table:table-cell office:value-type="float" office:value="0.069891">
            <text:p>0.069891</text:p>
          </table:table-cell>
          <table:table-cell office:value-type="float" office:value="0.069009">
            <text:p>0.069009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number-columns-repeated="12" office:value-type="float" office:value="8">
            <text:p>8</text:p>
          </table:table-cell>
          <table:table-cell/>
          <table:table-cell office:value-type="float" office:value="0.086716">
            <text:p>0.086716</text:p>
          </table:table-cell>
          <table:table-cell office:value-type="float" office:value="0.086781">
            <text:p>0.086781</text:p>
          </table:table-cell>
          <table:table-cell office:value-type="float" office:value="0.087214">
            <text:p>0.087214</text:p>
          </table:table-cell>
          <table:table-cell office:value-type="float" office:value="0.087755">
            <text:p>0.087755</text:p>
          </table:table-cell>
          <table:table-cell office:value-type="float" office:value="0.08852">
            <text:p>0.08852</text:p>
          </table:table-cell>
          <table:table-cell office:value-type="float" office:value="0.089357">
            <text:p>0.089357</text:p>
          </table:table-cell>
          <table:table-cell office:value-type="float" office:value="0.089989">
            <text:p>0.089989</text:p>
          </table:table-cell>
          <table:table-cell office:value-type="float" office:value="0.090769">
            <text:p>0.090769</text:p>
          </table:table-cell>
          <table:table-cell office:value-type="float" office:value="0.091719">
            <text:p>0.091719</text:p>
          </table:table-cell>
          <table:table-cell office:value-type="float" office:value="0.09251">
            <text:p>0.09251</text:p>
          </table:table-cell>
          <table:table-cell office:value-type="float" office:value="0.090698">
            <text:p>0.090698</text:p>
          </table:table-cell>
          <table:table-cell office:value-type="float" office:value="0.089488">
            <text:p>0.089488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number-columns-repeated="12" office:value-type="float" office:value="9">
            <text:p>9</text:p>
          </table:table-cell>
          <table:table-cell/>
          <table:table-cell office:value-type="float" office:value="0.108148">
            <text:p>0.108148</text:p>
          </table:table-cell>
          <table:table-cell office:value-type="float" office:value="0.108097">
            <text:p>0.108097</text:p>
          </table:table-cell>
          <table:table-cell office:value-type="float" office:value="0.108818">
            <text:p>0.108818</text:p>
          </table:table-cell>
          <table:table-cell office:value-type="float" office:value="0.109572">
            <text:p>0.109572</text:p>
          </table:table-cell>
          <table:table-cell office:value-type="float" office:value="0.110384">
            <text:p>0.110384</text:p>
          </table:table-cell>
          <table:table-cell office:value-type="float" office:value="0.111327">
            <text:p>0.111327</text:p>
          </table:table-cell>
          <table:table-cell office:value-type="float" office:value="0.11216">
            <text:p>0.11216</text:p>
          </table:table-cell>
          <table:table-cell office:value-type="float" office:value="0.113229">
            <text:p>0.113229</text:p>
          </table:table-cell>
          <table:table-cell office:value-type="float" office:value="0.114408">
            <text:p>0.114408</text:p>
          </table:table-cell>
          <table:table-cell office:value-type="float" office:value="0.115466">
            <text:p>0.115466</text:p>
          </table:table-cell>
          <table:table-cell office:value-type="float" office:value="0.116648">
            <text:p>0.116648</text:p>
          </table:table-cell>
          <table:table-cell office:value-type="float" office:value="0.115057">
            <text:p>0.1150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number-columns-repeated="12" office:value-type="float" office:value="10">
            <text:p>10</text:p>
          </table:table-cell>
          <table:table-cell/>
          <table:table-cell office:value-type="float" office:value="0.135191">
            <text:p>0.135191</text:p>
          </table:table-cell>
          <table:table-cell office:value-type="float" office:value="0.135091">
            <text:p>0.135091</text:p>
          </table:table-cell>
          <table:table-cell office:value-type="float" office:value="0.136095">
            <text:p>0.136095</text:p>
          </table:table-cell>
          <table:table-cell office:value-type="float" office:value="0.136977">
            <text:p>0.136977</text:p>
          </table:table-cell>
          <table:table-cell office:value-type="float" office:value="0.138144">
            <text:p>0.138144</text:p>
          </table:table-cell>
          <table:table-cell office:value-type="float" office:value="0.13908">
            <text:p>0.13908</text:p>
          </table:table-cell>
          <table:table-cell office:value-type="float" office:value="0.140341">
            <text:p>0.140341</text:p>
          </table:table-cell>
          <table:table-cell office:value-type="float" office:value="0.141569">
            <text:p>0.141569</text:p>
          </table:table-cell>
          <table:table-cell office:value-type="float" office:value="0.14292">
            <text:p>0.14292</text:p>
          </table:table-cell>
          <table:table-cell office:value-type="float" office:value="0.144272">
            <text:p>0.144272</text:p>
          </table:table-cell>
          <table:table-cell office:value-type="float" office:value="0.145687">
            <text:p>0.145687</text:p>
          </table:table-cell>
          <table:table-cell office:value-type="float" office:value="0.147276">
            <text:p>0.147276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number-columns-repeated="12" office:value-type="float" office:value="11">
            <text:p>11</text:p>
          </table:table-cell>
          <table:table-cell/>
          <table:table-cell office:value-type="float" office:value="0.168949">
            <text:p>0.168949</text:p>
          </table:table-cell>
          <table:table-cell office:value-type="float" office:value="0.168879">
            <text:p>0.168879</text:p>
          </table:table-cell>
          <table:table-cell office:value-type="float" office:value="0.169957">
            <text:p>0.169957</text:p>
          </table:table-cell>
          <table:table-cell office:value-type="float" office:value="0.171111">
            <text:p>0.171111</text:p>
          </table:table-cell>
          <table:table-cell office:value-type="float" office:value="0.172507">
            <text:p>0.172507</text:p>
          </table:table-cell>
          <table:table-cell office:value-type="float" office:value="0.173741">
            <text:p>0.173741</text:p>
          </table:table-cell>
          <table:table-cell office:value-type="float" office:value="0.17535">
            <text:p>0.17535</text:p>
          </table:table-cell>
          <table:table-cell office:value-type="float" office:value="0.176937">
            <text:p>0.176937</text:p>
          </table:table-cell>
          <table:table-cell office:value-type="float" office:value="0.178457">
            <text:p>0.178457</text:p>
          </table:table-cell>
          <table:table-cell office:value-type="float" office:value="0.180387">
            <text:p>0.180387</text:p>
          </table:table-cell>
          <table:table-cell office:value-type="float" office:value="0.182049">
            <text:p>0.182049</text:p>
          </table:table-cell>
          <table:table-cell office:value-type="float" office:value="0.183939">
            <text:p>0.183939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formula="of:=[.P4]*[.C4]" office:value-type="float" office:value="0">
            <text:p>0</text:p>
          </table:table-cell>
          <table:table-cell table:formula="of:=[.Q4]*[.D4]" office:value-type="float" office:value="0">
            <text:p>0</text:p>
          </table:table-cell>
          <table:table-cell table:formula="of:=[.R4]*[.E4]" office:value-type="float" office:value="0">
            <text:p>0</text:p>
          </table:table-cell>
          <table:table-cell table:formula="of:=[.S4]*[.F4]" office:value-type="float" office:value="0">
            <text:p>0</text:p>
          </table:table-cell>
          <table:table-cell table:formula="of:=[.T4]*[.G4]" office:value-type="float" office:value="0">
            <text:p>0</text:p>
          </table:table-cell>
          <table:table-cell table:formula="of:=[.U4]*[.H4]" office:value-type="float" office:value="0">
            <text:p>0</text:p>
          </table:table-cell>
          <table:table-cell table:formula="of:=[.V4]*[.I4]" office:value-type="float" office:value="0">
            <text:p>0</text:p>
          </table:table-cell>
          <table:table-cell table:formula="of:=[.W4]*[.J4]" office:value-type="float" office:value="0">
            <text:p>0</text:p>
          </table:table-cell>
          <table:table-cell table:formula="of:=[.X4]*[.K4]" office:value-type="float" office:value="0">
            <text:p>0</text:p>
          </table:table-cell>
          <table:table-cell table:formula="of:=[.Y4]*[.L4]" office:value-type="float" office:value="0">
            <text:p>0</text:p>
          </table:table-cell>
          <table:table-cell table:formula="of:=[.Z4]*[.M4]" office:value-type="float" office:value="0">
            <text:p>0</text:p>
          </table:table-cell>
          <table:table-cell table:formula="of:=[.AA4]*[.N4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5]*[.C5]" office:value-type="float" office:value="0.018152">
            <text:p>0.018152</text:p>
          </table:table-cell>
          <table:table-cell table:formula="of:=[.Q5]*[.D5]" office:value-type="float" office:value="0.018237">
            <text:p>0.018237</text:p>
          </table:table-cell>
          <table:table-cell table:formula="of:=[.R5]*[.E5]" office:value-type="float" office:value="0.018288">
            <text:p>0.018288</text:p>
          </table:table-cell>
          <table:table-cell table:formula="of:=[.S5]*[.F5]" office:value-type="float" office:value="0.013628">
            <text:p>0.013628</text:p>
          </table:table-cell>
          <table:table-cell table:formula="of:=[.T5]*[.G5]" office:value-type="float" office:value="0.0113">
            <text:p>0.0113</text:p>
          </table:table-cell>
          <table:table-cell table:formula="of:=[.U5]*[.H5]" office:value-type="float" office:value="0.01003">
            <text:p>0.01003</text:p>
          </table:table-cell>
          <table:table-cell table:formula="of:=[.V5]*[.I5]" office:value-type="float" office:value="0.009249">
            <text:p>0.009249</text:p>
          </table:table-cell>
          <table:table-cell table:formula="of:=[.W5]*[.J5]" office:value-type="float" office:value="0.008691">
            <text:p>0.008691</text:p>
          </table:table-cell>
          <table:table-cell table:formula="of:=[.X5]*[.K5]" office:value-type="float" office:value="0.008362">
            <text:p>0.008362</text:p>
          </table:table-cell>
          <table:table-cell table:formula="of:=[.Y5]*[.L5]" office:value-type="float" office:value="0.008064">
            <text:p>0.008064</text:p>
          </table:table-cell>
          <table:table-cell table:formula="of:=[.Z5]*[.M5]" office:value-type="float" office:value="0.007961">
            <text:p>0.007961</text:p>
          </table:table-cell>
          <table:table-cell table:formula="of:=[.AA5]*[.N5]" office:value-type="float" office:value="0.007859">
            <text:p>0.00785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6]*[.C6]" office:value-type="float" office:value="0.04545">
            <text:p>0.04545</text:p>
          </table:table-cell>
          <table:table-cell table:formula="of:=[.Q6]*[.D6]" office:value-type="float" office:value="0.045596">
            <text:p>0.045596</text:p>
          </table:table-cell>
          <table:table-cell table:formula="of:=[.R6]*[.E6]" office:value-type="float" office:value="0.045928">
            <text:p>0.045928</text:p>
          </table:table-cell>
          <table:table-cell table:formula="of:=[.S6]*[.F6]" office:value-type="float" office:value="0.046322">
            <text:p>0.046322</text:p>
          </table:table-cell>
          <table:table-cell table:formula="of:=[.T6]*[.G6]" office:value-type="float" office:value="0.03834">
            <text:p>0.03834</text:p>
          </table:table-cell>
          <table:table-cell table:formula="of:=[.U6]*[.H6]" office:value-type="float" office:value="0.034028">
            <text:p>0.034028</text:p>
          </table:table-cell>
          <table:table-cell table:formula="of:=[.V6]*[.I6]" office:value-type="float" office:value="0.03133">
            <text:p>0.03133</text:p>
          </table:table-cell>
          <table:table-cell table:formula="of:=[.W6]*[.J6]" office:value-type="float" office:value="0.02949">
            <text:p>0.02949</text:p>
          </table:table-cell>
          <table:table-cell table:formula="of:=[.X6]*[.K6]" office:value-type="float" office:value="0.028278">
            <text:p>0.028278</text:p>
          </table:table-cell>
          <table:table-cell table:formula="of:=[.Y6]*[.L6]" office:value-type="float" office:value="0.027332">
            <text:p>0.027332</text:p>
          </table:table-cell>
          <table:table-cell table:formula="of:=[.Z6]*[.M6]" office:value-type="float" office:value="0.026876">
            <text:p>0.026876</text:p>
          </table:table-cell>
          <table:table-cell table:formula="of:=[.AA6]*[.N6]" office:value-type="float" office:value="0.026596">
            <text:p>0.02659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7]*[.C7]" office:value-type="float" office:value="0.08577">
            <text:p>0.08577</text:p>
          </table:table-cell>
          <table:table-cell table:formula="of:=[.Q7]*[.D7]" office:value-type="float" office:value="0.086067">
            <text:p>0.086067</text:p>
          </table:table-cell>
          <table:table-cell table:formula="of:=[.R7]*[.E7]" office:value-type="float" office:value="0.086523">
            <text:p>0.086523</text:p>
          </table:table-cell>
          <table:table-cell table:formula="of:=[.S7]*[.F7]" office:value-type="float" office:value="0.087234">
            <text:p>0.087234</text:p>
          </table:table-cell>
          <table:table-cell table:formula="of:=[.T7]*[.G7]" office:value-type="float" office:value="0.087243">
            <text:p>0.087243</text:p>
          </table:table-cell>
          <table:table-cell table:formula="of:=[.U7]*[.H7]" office:value-type="float" office:value="0.077268">
            <text:p>0.077268</text:p>
          </table:table-cell>
          <table:table-cell table:formula="of:=[.V7]*[.I7]" office:value-type="float" office:value="0.071085">
            <text:p>0.071085</text:p>
          </table:table-cell>
          <table:table-cell table:formula="of:=[.W7]*[.J7]" office:value-type="float" office:value="0.067134">
            <text:p>0.067134</text:p>
          </table:table-cell>
          <table:table-cell table:formula="of:=[.X7]*[.K7]" office:value-type="float" office:value="0.064299">
            <text:p>0.064299</text:p>
          </table:table-cell>
          <table:table-cell table:formula="of:=[.Y7]*[.L7]" office:value-type="float" office:value="0.062271">
            <text:p>0.062271</text:p>
          </table:table-cell>
          <table:table-cell table:formula="of:=[.Z7]*[.M7]" office:value-type="float" office:value="0.061251">
            <text:p>0.061251</text:p>
          </table:table-cell>
          <table:table-cell table:formula="of:=[.AA7]*[.N7]" office:value-type="float" office:value="0.060459">
            <text:p>0.060459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8]*[.C8]" office:value-type="float" office:value="0.142868">
            <text:p>0.142868</text:p>
          </table:table-cell>
          <table:table-cell table:formula="of:=[.Q8]*[.D8]" office:value-type="float" office:value="0.143084">
            <text:p>0.143084</text:p>
          </table:table-cell>
          <table:table-cell table:formula="of:=[.R8]*[.E8]" office:value-type="float" office:value="0.144108">
            <text:p>0.144108</text:p>
          </table:table-cell>
          <table:table-cell table:formula="of:=[.S8]*[.F8]" office:value-type="float" office:value="0.145256">
            <text:p>0.145256</text:p>
          </table:table-cell>
          <table:table-cell table:formula="of:=[.T8]*[.G8]" office:value-type="float" office:value="0.145532">
            <text:p>0.145532</text:p>
          </table:table-cell>
          <table:table-cell table:formula="of:=[.U8]*[.H8]" office:value-type="float" office:value="0.146724">
            <text:p>0.146724</text:p>
          </table:table-cell>
          <table:table-cell table:formula="of:=[.V8]*[.I8]" office:value-type="float" office:value="0.1348">
            <text:p>0.1348</text:p>
          </table:table-cell>
          <table:table-cell table:formula="of:=[.W8]*[.J8]" office:value-type="float" office:value="0.127112">
            <text:p>0.127112</text:p>
          </table:table-cell>
          <table:table-cell table:formula="of:=[.X8]*[.K8]" office:value-type="float" office:value="0.12188">
            <text:p>0.12188</text:p>
          </table:table-cell>
          <table:table-cell table:formula="of:=[.Y8]*[.L8]" office:value-type="float" office:value="0.1179">
            <text:p>0.1179</text:p>
          </table:table-cell>
          <table:table-cell table:formula="of:=[.Z8]*[.M8]" office:value-type="float" office:value="0.115784">
            <text:p>0.115784</text:p>
          </table:table-cell>
          <table:table-cell table:formula="of:=[.AA8]*[.N8]" office:value-type="float" office:value="0.114564">
            <text:p>0.11456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9]*[.C9]" office:value-type="float" office:value="0.22332">
            <text:p>0.22332</text:p>
          </table:table-cell>
          <table:table-cell table:formula="of:=[.Q9]*[.D9]" office:value-type="float" office:value="0.223475">
            <text:p>0.223475</text:p>
          </table:table-cell>
          <table:table-cell table:formula="of:=[.R9]*[.E9]" office:value-type="float" office:value="0.224865">
            <text:p>0.224865</text:p>
          </table:table-cell>
          <table:table-cell table:formula="of:=[.S9]*[.F9]" office:value-type="float" office:value="0.22676">
            <text:p>0.22676</text:p>
          </table:table-cell>
          <table:table-cell table:formula="of:=[.T9]*[.G9]" office:value-type="float" office:value="0.227925">
            <text:p>0.227925</text:p>
          </table:table-cell>
          <table:table-cell table:formula="of:=[.U9]*[.H9]" office:value-type="float" office:value="0.229595">
            <text:p>0.229595</text:p>
          </table:table-cell>
          <table:table-cell table:formula="of:=[.V9]*[.I9]" office:value-type="float" office:value="0.231215">
            <text:p>0.231215</text:p>
          </table:table-cell>
          <table:table-cell table:formula="of:=[.W9]*[.J9]" office:value-type="float" office:value="0.217795">
            <text:p>0.217795</text:p>
          </table:table-cell>
          <table:table-cell table:formula="of:=[.X9]*[.K9]" office:value-type="float" office:value="0.2087">
            <text:p>0.2087</text:p>
          </table:table-cell>
          <table:table-cell table:formula="of:=[.Y9]*[.L9]" office:value-type="float" office:value="0.20262">
            <text:p>0.20262</text:p>
          </table:table-cell>
          <table:table-cell table:formula="of:=[.Z9]*[.M9]" office:value-type="float" office:value="0.198895">
            <text:p>0.198895</text:p>
          </table:table-cell>
          <table:table-cell table:formula="of:=[.AA9]*[.N9]" office:value-type="float" office:value="0.19652">
            <text:p>0.19652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0]*[.C10]" office:value-type="float" office:value="0.334044">
            <text:p>0.334044</text:p>
          </table:table-cell>
          <table:table-cell table:formula="of:=[.Q10]*[.D10]" office:value-type="float" office:value="0.334212">
            <text:p>0.334212</text:p>
          </table:table-cell>
          <table:table-cell table:formula="of:=[.R10]*[.E10]" office:value-type="float" office:value="0.33675">
            <text:p>0.33675</text:p>
          </table:table-cell>
          <table:table-cell table:formula="of:=[.S10]*[.F10]" office:value-type="float" office:value="0.338796">
            <text:p>0.338796</text:p>
          </table:table-cell>
          <table:table-cell table:formula="of:=[.T10]*[.G10]" office:value-type="float" office:value="0.34152">
            <text:p>0.34152</text:p>
          </table:table-cell>
          <table:table-cell table:formula="of:=[.U10]*[.H10]" office:value-type="float" office:value="0.344454">
            <text:p>0.344454</text:p>
          </table:table-cell>
          <table:table-cell table:formula="of:=[.V10]*[.I10]" office:value-type="float" office:value="0.346836">
            <text:p>0.346836</text:p>
          </table:table-cell>
          <table:table-cell table:formula="of:=[.W10]*[.J10]" office:value-type="float" office:value="0.349524">
            <text:p>0.349524</text:p>
          </table:table-cell>
          <table:table-cell table:formula="of:=[.X10]*[.K10]" office:value-type="float" office:value="0.334974">
            <text:p>0.334974</text:p>
          </table:table-cell>
          <table:table-cell table:formula="of:=[.Y10]*[.L10]" office:value-type="float" office:value="0.325392">
            <text:p>0.325392</text:p>
          </table:table-cell>
          <table:table-cell table:formula="of:=[.Z10]*[.M10]" office:value-type="float" office:value="0.3186">
            <text:p>0.3186</text:p>
          </table:table-cell>
          <table:table-cell table:formula="of:=[.AA10]*[.N10]" office:value-type="float" office:value="0.314724">
            <text:p>0.31472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1]*[.C11]" office:value-type="float" office:value="0.486829">
            <text:p>0.486829</text:p>
          </table:table-cell>
          <table:table-cell table:formula="of:=[.Q11]*[.D11]" office:value-type="float" office:value="0.48692">
            <text:p>0.48692</text:p>
          </table:table-cell>
          <table:table-cell table:formula="of:=[.R11]*[.E11]" office:value-type="float" office:value="0.489573">
            <text:p>0.489573</text:p>
          </table:table-cell>
          <table:table-cell table:formula="of:=[.S11]*[.F11]" office:value-type="float" office:value="0.492632">
            <text:p>0.492632</text:p>
          </table:table-cell>
          <table:table-cell table:formula="of:=[.T11]*[.G11]" office:value-type="float" office:value="0.496853">
            <text:p>0.496853</text:p>
          </table:table-cell>
          <table:table-cell table:formula="of:=[.U11]*[.H11]" office:value-type="float" office:value="0.501592">
            <text:p>0.501592</text:p>
          </table:table-cell>
          <table:table-cell table:formula="of:=[.V11]*[.I11]" office:value-type="float" office:value="0.505393">
            <text:p>0.505393</text:p>
          </table:table-cell>
          <table:table-cell table:formula="of:=[.W11]*[.J11]" office:value-type="float" office:value="0.509544">
            <text:p>0.509544</text:p>
          </table:table-cell>
          <table:table-cell table:formula="of:=[.X11]*[.K11]" office:value-type="float" office:value="0.514255">
            <text:p>0.514255</text:p>
          </table:table-cell>
          <table:table-cell table:formula="of:=[.Y11]*[.L11]" office:value-type="float" office:value="0.499016">
            <text:p>0.499016</text:p>
          </table:table-cell>
          <table:table-cell table:formula="of:=[.Z11]*[.M11]" office:value-type="float" office:value="0.489237">
            <text:p>0.489237</text:p>
          </table:table-cell>
          <table:table-cell table:formula="of:=[.AA11]*[.N11]" office:value-type="float" office:value="0.483063">
            <text:p>0.4830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2]*[.C12]" office:value-type="float" office:value="0.693728">
            <text:p>0.693728</text:p>
          </table:table-cell>
          <table:table-cell table:formula="of:=[.Q12]*[.D12]" office:value-type="float" office:value="0.694248">
            <text:p>0.694248</text:p>
          </table:table-cell>
          <table:table-cell table:formula="of:=[.R12]*[.E12]" office:value-type="float" office:value="0.697712">
            <text:p>0.697712</text:p>
          </table:table-cell>
          <table:table-cell table:formula="of:=[.S12]*[.F12]" office:value-type="float" office:value="0.70204">
            <text:p>0.70204</text:p>
          </table:table-cell>
          <table:table-cell table:formula="of:=[.T12]*[.G12]" office:value-type="float" office:value="0.70816">
            <text:p>0.70816</text:p>
          </table:table-cell>
          <table:table-cell table:formula="of:=[.U12]*[.H12]" office:value-type="float" office:value="0.714856">
            <text:p>0.714856</text:p>
          </table:table-cell>
          <table:table-cell table:formula="of:=[.V12]*[.I12]" office:value-type="float" office:value="0.719912">
            <text:p>0.719912</text:p>
          </table:table-cell>
          <table:table-cell table:formula="of:=[.W12]*[.J12]" office:value-type="float" office:value="0.726152">
            <text:p>0.726152</text:p>
          </table:table-cell>
          <table:table-cell table:formula="of:=[.X12]*[.K12]" office:value-type="float" office:value="0.733752">
            <text:p>0.733752</text:p>
          </table:table-cell>
          <table:table-cell table:formula="of:=[.Y12]*[.L12]" office:value-type="float" office:value="0.74008">
            <text:p>0.74008</text:p>
          </table:table-cell>
          <table:table-cell table:formula="of:=[.Z12]*[.M12]" office:value-type="float" office:value="0.725584">
            <text:p>0.725584</text:p>
          </table:table-cell>
          <table:table-cell table:formula="of:=[.AA12]*[.N12]" office:value-type="float" office:value="0.715904">
            <text:p>0.715904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3]*[.C13]" office:value-type="float" office:value="0.973332">
            <text:p>0.973332</text:p>
          </table:table-cell>
          <table:table-cell table:formula="of:=[.Q13]*[.D13]" office:value-type="float" office:value="0.972873">
            <text:p>0.972873</text:p>
          </table:table-cell>
          <table:table-cell table:formula="of:=[.R13]*[.E13]" office:value-type="float" office:value="0.979362">
            <text:p>0.979362</text:p>
          </table:table-cell>
          <table:table-cell table:formula="of:=[.S13]*[.F13]" office:value-type="float" office:value="0.986148">
            <text:p>0.986148</text:p>
          </table:table-cell>
          <table:table-cell table:formula="of:=[.T13]*[.G13]" office:value-type="float" office:value="0.993456">
            <text:p>0.993456</text:p>
          </table:table-cell>
          <table:table-cell table:formula="of:=[.U13]*[.H13]" office:value-type="float" office:value="1.001943">
            <text:p>1.001943</text:p>
          </table:table-cell>
          <table:table-cell table:formula="of:=[.V13]*[.I13]" office:value-type="float" office:value="1.00944">
            <text:p>1.00944</text:p>
          </table:table-cell>
          <table:table-cell table:formula="of:=[.W13]*[.J13]" office:value-type="float" office:value="1.019061">
            <text:p>1.019061</text:p>
          </table:table-cell>
          <table:table-cell table:formula="of:=[.X13]*[.K13]" office:value-type="float" office:value="1.029672">
            <text:p>1.029672</text:p>
          </table:table-cell>
          <table:table-cell table:formula="of:=[.Y13]*[.L13]" office:value-type="float" office:value="1.039194">
            <text:p>1.039194</text:p>
          </table:table-cell>
          <table:table-cell table:formula="of:=[.Z13]*[.M13]" office:value-type="float" office:value="1.049832">
            <text:p>1.049832</text:p>
          </table:table-cell>
          <table:table-cell table:formula="of:=[.AA13]*[.N13]" office:value-type="float" office:value="1.035513">
            <text:p>1.0355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4]*[.C14]" office:value-type="float" office:value="1.35191">
            <text:p>1.35191</text:p>
          </table:table-cell>
          <table:table-cell table:formula="of:=[.Q14]*[.D14]" office:value-type="float" office:value="1.35091">
            <text:p>1.35091</text:p>
          </table:table-cell>
          <table:table-cell table:formula="of:=[.R14]*[.E14]" office:value-type="float" office:value="1.36095">
            <text:p>1.36095</text:p>
          </table:table-cell>
          <table:table-cell table:formula="of:=[.S14]*[.F14]" office:value-type="float" office:value="1.36977">
            <text:p>1.36977</text:p>
          </table:table-cell>
          <table:table-cell table:formula="of:=[.T14]*[.G14]" office:value-type="float" office:value="1.38144">
            <text:p>1.38144</text:p>
          </table:table-cell>
          <table:table-cell table:formula="of:=[.U14]*[.H14]" office:value-type="float" office:value="1.3908">
            <text:p>1.3908</text:p>
          </table:table-cell>
          <table:table-cell table:formula="of:=[.V14]*[.I14]" office:value-type="float" office:value="1.40341">
            <text:p>1.40341</text:p>
          </table:table-cell>
          <table:table-cell table:formula="of:=[.W14]*[.J14]" office:value-type="float" office:value="1.41569">
            <text:p>1.41569</text:p>
          </table:table-cell>
          <table:table-cell table:formula="of:=[.X14]*[.K14]" office:value-type="float" office:value="1.4292">
            <text:p>1.4292</text:p>
          </table:table-cell>
          <table:table-cell table:formula="of:=[.Y14]*[.L14]" office:value-type="float" office:value="1.44272">
            <text:p>1.44272</text:p>
          </table:table-cell>
          <table:table-cell table:formula="of:=[.Z14]*[.M14]" office:value-type="float" office:value="1.45687">
            <text:p>1.45687</text:p>
          </table:table-cell>
          <table:table-cell table:formula="of:=[.AA14]*[.N14]" office:value-type="float" office:value="1.47276">
            <text:p>1.47276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P15]*[.C15]" office:value-type="float" office:value="1.858439">
            <text:p>1.858439</text:p>
          </table:table-cell>
          <table:table-cell table:formula="of:=[.Q15]*[.D15]" office:value-type="float" office:value="1.857669">
            <text:p>1.857669</text:p>
          </table:table-cell>
          <table:table-cell table:formula="of:=[.R15]*[.E15]" office:value-type="float" office:value="1.869527">
            <text:p>1.869527</text:p>
          </table:table-cell>
          <table:table-cell table:formula="of:=[.S15]*[.F15]" office:value-type="float" office:value="1.882221">
            <text:p>1.882221</text:p>
          </table:table-cell>
          <table:table-cell table:formula="of:=[.T15]*[.G15]" office:value-type="float" office:value="1.897577">
            <text:p>1.897577</text:p>
          </table:table-cell>
          <table:table-cell table:formula="of:=[.U15]*[.H15]" office:value-type="float" office:value="1.911151">
            <text:p>1.911151</text:p>
          </table:table-cell>
          <table:table-cell table:formula="of:=[.V15]*[.I15]" office:value-type="float" office:value="1.92885">
            <text:p>1.92885</text:p>
          </table:table-cell>
          <table:table-cell table:formula="of:=[.W15]*[.J15]" office:value-type="float" office:value="1.946307">
            <text:p>1.946307</text:p>
          </table:table-cell>
          <table:table-cell table:formula="of:=[.X15]*[.K15]" office:value-type="float" office:value="1.963027">
            <text:p>1.963027</text:p>
          </table:table-cell>
          <table:table-cell table:formula="of:=[.Y15]*[.L15]" office:value-type="float" office:value="1.984257">
            <text:p>1.984257</text:p>
          </table:table-cell>
          <table:table-cell table:formula="of:=[.Z15]*[.M15]" office:value-type="float" office:value="2.002539">
            <text:p>2.002539</text:p>
          </table:table-cell>
          <table:table-cell table:formula="of:=[.AA15]*[.N15]" office:value-type="float" office:value="2.023329">
            <text:p>2.023329</text:p>
          </table:table-cell>
          <table:table-cell table:number-columns-repeated="1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office:value-type="string">
            <text:p>E_N(K)</text:p>
          </table:table-cell>
          <table:table-cell table:formula="of:=SUM([.C19:.C30])" office:value-type="float" office:value="6.213842">
            <text:p>6.213842</text:p>
          </table:table-cell>
          <table:table-cell table:formula="of:=SUM([.D19:.D30])" office:value-type="float" office:value="6.213291">
            <text:p>6.213291</text:p>
          </table:table-cell>
          <table:table-cell table:formula="of:=SUM([.E19:.E30])" office:value-type="float" office:value="6.253586">
            <text:p>6.253586</text:p>
          </table:table-cell>
          <table:table-cell table:formula="of:=SUM([.F19:.F30])" office:value-type="float" office:value="6.290807">
            <text:p>6.290807</text:p>
          </table:table-cell>
          <table:table-cell table:formula="of:=SUM([.G19:.G30])" office:value-type="float" office:value="6.329346">
            <text:p>6.329346</text:p>
          </table:table-cell>
          <table:table-cell table:formula="of:=SUM([.H19:.H30])" office:value-type="float" office:value="6.362441">
            <text:p>6.362441</text:p>
          </table:table-cell>
          <table:table-cell table:formula="of:=SUM([.I19:.I30])" office:value-type="float" office:value="6.39152">
            <text:p>6.39152</text:p>
          </table:table-cell>
          <table:table-cell table:formula="of:=SUM([.J19:.J30])" office:value-type="float" office:value="6.4165">
            <text:p>6.4165</text:p>
          </table:table-cell>
          <table:table-cell table:formula="of:=SUM([.K19:.K30])" office:value-type="float" office:value="6.436399">
            <text:p>6.436399</text:p>
          </table:table-cell>
          <table:table-cell table:formula="of:=SUM([.L19:.L30])" office:value-type="float" office:value="6.448846">
            <text:p>6.448846</text:p>
          </table:table-cell>
          <table:table-cell table:formula="of:=SUM([.M19:.M30])" office:value-type="float" office:value="6.453429">
            <text:p>6.453429</text:p>
          </table:table-cell>
          <table:table-cell table:formula="of:=SUM([.N19:.N30])" office:value-type="float" office:value="6.451291">
            <text:p>6.45129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l</text:p>
          </table:table-cell>
          <table:table-cell table:number-columns-repeated="12" office:value-type="float" office:value="12">
            <text:p>1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g</text:p>
          </table:table-cell>
          <table:table-cell table:formula="of:=[.C34]*(1-[.P15])" office:value-type="float" office:value="9.972612">
            <text:p>9.972612</text:p>
          </table:table-cell>
          <table:table-cell table:formula="of:=[.D34]*(1-[.Q15])" office:value-type="float" office:value="9.973452">
            <text:p>9.973452</text:p>
          </table:table-cell>
          <table:table-cell table:formula="of:=[.E34]*(1-[.R15])" office:value-type="float" office:value="9.960516">
            <text:p>9.960516</text:p>
          </table:table-cell>
          <table:table-cell table:formula="of:=[.F34]*(1-[.S15])" office:value-type="float" office:value="9.946668">
            <text:p>9.946668</text:p>
          </table:table-cell>
          <table:table-cell table:formula="of:=[.G34]*(1-[.T15])" office:value-type="float" office:value="9.929916">
            <text:p>9.929916</text:p>
          </table:table-cell>
          <table:table-cell table:formula="of:=[.H34]*(1-[.U15])" office:value-type="float" office:value="9.915108">
            <text:p>9.915108</text:p>
          </table:table-cell>
          <table:table-cell table:formula="of:=[.I34]*(1-[.V15])" office:value-type="float" office:value="9.8958">
            <text:p>9.8958</text:p>
          </table:table-cell>
          <table:table-cell table:formula="of:=[.J34]*(1-[.W15])" office:value-type="float" office:value="9.876756">
            <text:p>9.876756</text:p>
          </table:table-cell>
          <table:table-cell table:formula="of:=[.K34]*(1-[.X15])" office:value-type="float" office:value="9.858516">
            <text:p>9.858516</text:p>
          </table:table-cell>
          <table:table-cell table:formula="of:=[.L34]*(1-[.Y15])" office:value-type="float" office:value="9.835356">
            <text:p>9.835356</text:p>
          </table:table-cell>
          <table:table-cell table:formula="of:=[.M34]*(1-[.Z15])" office:value-type="float" office:value="9.815412">
            <text:p>9.815412</text:p>
          </table:table-cell>
          <table:table-cell table:formula="of:=[.N34]*(1-[.AA15])" office:value-type="float" office:value="9.792732">
            <text:p>9.792732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1">
          <table:table-cell/>
          <table:table-cell office:value-type="string">
            <text:p>T</text:p>
          </table:table-cell>
          <table:table-cell table:formula="of:=[.C33]/[.C35]" office:value-type="float" office:value="0.623090720866309">
            <text:p>0.6230907209</text:p>
          </table:table-cell>
          <table:table-cell table:formula="of:=[.D33]/[.D35]" office:value-type="float" office:value="0.622982995255805">
            <text:p>0.6229829953</text:p>
          </table:table-cell>
          <table:table-cell table:formula="of:=[.E33]/[.E35]" office:value-type="float" office:value="0.627837553797414">
            <text:p>0.6278375538</text:p>
          </table:table-cell>
          <table:table-cell table:formula="of:=[.F33]/[.F35]" office:value-type="float" office:value="0.632453702083954">
            <text:p>0.6324537021</text:p>
          </table:table-cell>
          <table:table-cell table:formula="of:=[.G33]/[.G35]" office:value-type="float" office:value="0.637401766540623">
            <text:p>0.6374017665</text:p>
          </table:table-cell>
          <table:table-cell table:formula="of:=[.H33]/[.H35]" office:value-type="float" office:value="0.641691547888334">
            <text:p>0.6416915479</text:p>
          </table:table-cell>
          <table:table-cell table:formula="of:=[.I33]/[.I35]" office:value-type="float" office:value="0.645882091392308">
            <text:p>0.6458820914</text:p>
          </table:table-cell>
          <table:table-cell table:formula="of:=[.J33]/[.J35]" office:value-type="float" office:value="0.649656628147946">
            <text:p>0.6496566281</text:p>
          </table:table-cell>
          <table:table-cell table:formula="of:=[.K33]/[.K35]" office:value-type="float" office:value="0.652877065878881">
            <text:p>0.6528770659</text:p>
          </table:table-cell>
          <table:table-cell table:formula="of:=[.L33]/[.L35]" office:value-type="float" office:value="0.655679977420238">
            <text:p>0.6556799774</text:p>
          </table:table-cell>
          <table:table-cell table:formula="of:=[.M33]/[.M35]" office:value-type="float" office:value="0.657479176625495">
            <text:p>0.6574791766</text:p>
          </table:table-cell>
          <table:table-cell table:formula="of:=[.N33]/[.N35]" office:value-type="float" office:value="0.658783575410825">
            <text:p>0.65878357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13:29:35</meta:creation-date>
    <dc:date>2013-07-14T14:27:53</dc:date>
    <meta:editing-duration>PT26M46S</meta:editing-duration>
    <meta:editing-cycles>3</meta:editing-cycles>
    <meta:generator>LibreOffice/3.5$Linux_x86 LibreOffice_project/350m1$Build-2</meta:generator>
    <meta:document-statistic meta:table-count="3" meta:cell-count="1524" meta:object-count="0"/>
  </office:meta>
</office:document-meta>
</file>